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1" fo:font-size="12pt" style:font-size-asian="12pt" style:font-size-complex="12pt"/>
    </style:style>
    <style:style style:name="P2" style:family="paragraph" style:parent-style-name="Standard">
      <style:text-properties style:font-name="Times New Roman1" fo:font-size="12pt" officeooo:paragraph-rsid="003afbc0" style:font-size-asian="12pt" style:font-size-complex="12pt"/>
    </style:style>
    <style:style style:name="P3" style:family="paragraph" style:parent-style-name="Standard">
      <style:text-properties style:font-name="Times New Roman1" fo:font-size="12pt" officeooo:paragraph-rsid="005f6f08" style:font-size-asian="12pt" style:font-size-complex="12pt"/>
    </style:style>
    <style:style style:name="P4" style:family="paragraph" style:parent-style-name="Standard">
      <style:text-properties style:font-name="Times New Roman1" fo:font-size="12pt" officeooo:paragraph-rsid="006931ec" style:font-size-asian="12pt" style:font-size-complex="12pt"/>
    </style:style>
    <style:style style:name="P5" style:family="paragraph" style:parent-style-name="Standard">
      <style:text-properties officeooo:paragraph-rsid="00411674"/>
    </style:style>
    <style:style style:name="P6" style:family="paragraph" style:parent-style-name="Standard">
      <style:text-properties officeooo:paragraph-rsid="0065e2bf"/>
    </style:style>
    <style:style style:name="P7" style:family="paragraph" style:parent-style-name="Standard">
      <style:text-properties officeooo:paragraph-rsid="0068776a"/>
    </style:style>
    <style:style style:name="P8" style:family="paragraph" style:parent-style-name="Standard">
      <style:text-properties officeooo:paragraph-rsid="0065e2bf" fo:background-color="transparent"/>
    </style:style>
    <style:style style:name="P9" style:family="paragraph" style:parent-style-name="Standard">
      <style:paragraph-properties fo:margin-top="0.1945in" fo:margin-bottom="0.1945in" loext:contextual-spacing="false" fo:line-height="100%"/>
    </style:style>
    <style:style style:name="P10" style:family="paragraph" style:parent-style-name="Standard">
      <style:paragraph-properties fo:margin-top="0.1945in" fo:margin-bottom="0.1945in" loext:contextual-spacing="false" fo:line-height="100%"/>
      <style:text-properties officeooo:paragraph-rsid="002b5af5"/>
    </style:style>
    <style:style style:name="P11" style:family="paragraph" style:parent-style-name="Standard">
      <style:paragraph-properties fo:margin-top="0.1945in" fo:margin-bottom="0.1945in" loext:contextual-spacing="false" fo:line-height="100%"/>
      <style:text-properties officeooo:paragraph-rsid="0018193a"/>
    </style:style>
    <style:style style:name="P12" style:family="paragraph" style:parent-style-name="Standard">
      <style:paragraph-properties fo:margin-top="0.1945in" fo:margin-bottom="0.1945in" loext:contextual-spacing="false" fo:line-height="100%"/>
      <style:text-properties officeooo:paragraph-rsid="001a1266"/>
    </style:style>
    <style:style style:name="P13" style:family="paragraph" style:parent-style-name="Standard">
      <style:paragraph-properties fo:margin-top="0.1945in" fo:margin-bottom="0.1945in" loext:contextual-spacing="false" fo:line-height="100%"/>
      <style:text-properties officeooo:paragraph-rsid="002cac5d"/>
    </style:style>
    <style:style style:name="P14" style:family="paragraph" style:parent-style-name="Standard">
      <style:paragraph-properties fo:margin-top="0.1945in" fo:margin-bottom="0.1945in" loext:contextual-spacing="false" fo:line-height="100%"/>
      <style:text-properties officeooo:paragraph-rsid="0037cca0"/>
    </style:style>
    <style:style style:name="P15" style:family="paragraph" style:parent-style-name="Standard">
      <style:paragraph-properties fo:margin-top="0.1945in" fo:margin-bottom="0.1945in" loext:contextual-spacing="false" fo:line-height="100%"/>
      <style:text-properties officeooo:paragraph-rsid="0040c82a"/>
    </style:style>
    <style:style style:name="P16" style:family="paragraph" style:parent-style-name="Standard">
      <style:paragraph-properties fo:margin-top="0.1945in" fo:margin-bottom="0.1945in" loext:contextual-spacing="false" fo:line-height="100%"/>
      <style:text-properties officeooo:paragraph-rsid="003afbc0"/>
    </style:style>
    <style:style style:name="P17" style:family="paragraph" style:parent-style-name="Standard">
      <style:paragraph-properties fo:margin-top="0.1945in" fo:margin-bottom="0.1945in" loext:contextual-spacing="false" fo:line-height="100%"/>
      <style:text-properties officeooo:paragraph-rsid="003b62d1"/>
    </style:style>
    <style:style style:name="P18" style:family="paragraph" style:parent-style-name="Standard">
      <style:paragraph-properties fo:margin-top="0.1945in" fo:margin-bottom="0.1945in" loext:contextual-spacing="false" fo:line-height="100%"/>
      <style:text-properties officeooo:paragraph-rsid="00411674"/>
    </style:style>
    <style:style style:name="P19" style:family="paragraph" style:parent-style-name="Standard">
      <style:paragraph-properties fo:margin-top="0.1945in" fo:margin-bottom="0.194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ba202"/>
    </style:style>
    <style:style style:name="P20" style:family="paragraph" style:parent-style-name="Standard">
      <style:paragraph-properties fo:margin-top="0.1945in" fo:margin-bottom="0.1945in" loext:contextual-spacing="false" fo:line-height="100%"/>
      <style:text-properties officeooo:paragraph-rsid="0017551b"/>
    </style:style>
    <style:style style:name="P21" style:family="paragraph" style:parent-style-name="Standard">
      <style:paragraph-properties fo:margin-top="0.1945in" fo:margin-bottom="0.1945in" loext:contextual-spacing="false" fo:line-height="100%"/>
      <style:text-properties officeooo:paragraph-rsid="004d3164"/>
    </style:style>
    <style:style style:name="P22" style:family="paragraph" style:parent-style-name="Standard">
      <style:paragraph-properties fo:margin-top="0.1945in" fo:margin-bottom="0.1945in" loext:contextual-spacing="false" fo:line-height="100%"/>
      <style:text-properties officeooo:paragraph-rsid="0050fc41"/>
    </style:style>
    <style:style style:name="P23" style:family="paragraph" style:parent-style-name="Standard">
      <style:paragraph-properties fo:margin-top="0.1945in" fo:margin-bottom="0.1945in" loext:contextual-spacing="false" fo:line-height="100%"/>
      <style:text-properties officeooo:paragraph-rsid="0051f694"/>
    </style:style>
    <style:style style:name="P24" style:family="paragraph" style:parent-style-name="Standard">
      <style:paragraph-properties fo:margin-top="0.1945in" fo:margin-bottom="0.1945in" loext:contextual-spacing="false" fo:line-height="100%"/>
      <style:text-properties officeooo:paragraph-rsid="00536f3b"/>
    </style:style>
    <style:style style:name="P25" style:family="paragraph" style:parent-style-name="Standard">
      <style:paragraph-properties fo:margin-top="0.1945in" fo:margin-bottom="0.1945in" loext:contextual-spacing="false" fo:line-height="100%"/>
      <style:text-properties officeooo:paragraph-rsid="0053e151"/>
    </style:style>
    <style:style style:name="P26" style:family="paragraph" style:parent-style-name="Standard">
      <style:paragraph-properties fo:margin-top="0.1945in" fo:margin-bottom="0.1945in" loext:contextual-spacing="false" fo:line-height="100%"/>
      <style:text-properties officeooo:paragraph-rsid="0056f465"/>
    </style:style>
    <style:style style:name="P27" style:family="paragraph" style:parent-style-name="Standard">
      <style:paragraph-properties fo:margin-top="0.1945in" fo:margin-bottom="0.1945in" loext:contextual-spacing="false" fo:line-height="100%"/>
      <style:text-properties officeooo:paragraph-rsid="005f6f08"/>
    </style:style>
    <style:style style:name="P28" style:family="paragraph" style:parent-style-name="Standard">
      <style:paragraph-properties fo:margin-top="0.1945in" fo:margin-bottom="0.1945in" loext:contextual-spacing="false" fo:line-height="100%"/>
      <style:text-properties officeooo:paragraph-rsid="0068776a"/>
    </style:style>
    <style:style style:name="P29" style:family="paragraph" style:parent-style-name="Standard">
      <style:paragraph-properties fo:margin-top="0.1945in" fo:margin-bottom="0.1945in" loext:contextual-spacing="false" fo:line-height="100%"/>
      <style:text-properties officeooo:paragraph-rsid="006931ec"/>
    </style:style>
    <style:style style:name="P30" style:family="paragraph" style:parent-style-name="Standard">
      <style:paragraph-properties fo:margin-top="0.1945in" fo:margin-bottom="0.1945in" loext:contextual-spacing="false" fo:line-height="100%"/>
      <style:text-properties officeooo:paragraph-rsid="00701eeb"/>
    </style:style>
    <style:style style:name="P31" style:family="paragraph" style:parent-style-name="Standard">
      <style:paragraph-properties fo:margin-top="0.1945in" fo:margin-bottom="0.1945in" loext:contextual-spacing="false" fo:line-height="100%"/>
      <style:text-properties officeooo:paragraph-rsid="0071c254"/>
    </style:style>
    <style:style style:name="P32" style:family="paragraph" style:parent-style-name="Standard">
      <style:paragraph-properties fo:margin-top="0.1945in" fo:margin-bottom="0.1945in" loext:contextual-spacing="false" fo:line-height="100%"/>
      <style:text-properties style:font-name="Times New Roman1" fo:font-size="12pt" style:font-name-asian="Times New Roman2" style:font-size-asian="12pt" style:font-name-complex="Times New Roman2" style:font-size-complex="12pt"/>
    </style:style>
    <style:style style:name="P33" style:family="paragraph" style:parent-style-name="Standard">
      <style:paragraph-properties fo:margin-top="0.1945in" fo:margin-bottom="0.1945in" loext:contextual-spacing="false" fo:line-height="100%"/>
      <style:text-properties style:font-name="Times New Roman1" fo:font-size="12pt" officeooo:paragraph-rsid="003afbc0" style:font-name-asian="Times New Roman2" style:font-size-asian="12pt" style:font-name-complex="Times New Roman2" style:font-size-complex="12pt"/>
    </style:style>
    <style:style style:name="P34" style:family="paragraph" style:parent-style-name="Standard">
      <style:paragraph-properties fo:margin-top="0.1945in" fo:margin-bottom="0.1945in" loext:contextual-spacing="false" fo:line-height="100%"/>
      <style:text-properties style:font-name="Times New Roman1" fo:font-size="12pt" officeooo:paragraph-rsid="004ba202" style:font-name-asian="Times New Roman2" style:font-size-asian="12pt" style:font-name-complex="Times New Roman2" style:font-size-complex="12pt"/>
    </style:style>
    <style:style style:name="P35" style:family="paragraph" style:parent-style-name="Standard">
      <style:paragraph-properties fo:margin-top="0.1945in" fo:margin-bottom="0.1945in" loext:contextual-spacing="false" fo:line-height="100%"/>
      <style:text-properties style:font-name="Times New Roman1" fo:font-size="12pt" officeooo:rsid="004833a2" officeooo:paragraph-rsid="004d3164" style:font-name-asian="Times New Roman2" style:font-size-asian="12pt" style:font-name-complex="Times New Roman2" style:font-size-complex="12pt"/>
    </style:style>
    <style:style style:name="P36" style:family="paragraph" style:parent-style-name="Standard">
      <style:paragraph-properties fo:margin-top="0.1945in" fo:margin-bottom="0.1945in" loext:contextual-spacing="false" fo:line-height="100%"/>
      <style:text-properties style:font-name="Times New Roman1" fo:font-size="12pt" officeooo:rsid="004afe87" officeooo:paragraph-rsid="0053e151" style:font-name-asian="Times New Roman2" style:font-size-asian="12pt" style:font-name-complex="Times New Roman2" style:font-size-complex="12pt"/>
    </style:style>
    <style:style style:name="P37" style:family="paragraph" style:parent-style-name="Standard">
      <style:paragraph-properties fo:margin-top="0.1945in" fo:margin-bottom="0.1945in" loext:contextual-spacing="false" fo:line-height="100%"/>
      <style:text-properties style:font-name="Times New Roman1" fo:font-size="12pt" officeooo:rsid="0071c254" officeooo:paragraph-rsid="0071c254" style:font-name-asian="Times New Roman2" style:font-size-asian="12pt" style:font-name-complex="Times New Roman2" style:font-size-complex="12pt"/>
    </style:style>
    <style:style style:name="P38" style:family="paragraph" style:parent-style-name="Standard">
      <style:paragraph-properties fo:margin-top="0.1945in" fo:margin-bottom="0.1945in" loext:contextual-spacing="false" fo:line-height="100%"/>
      <style:text-properties style:font-name="Times New Roman1" fo:font-size="12pt" fo:font-style="normal" fo:font-weight="normal" officeooo:rsid="001ed660" officeooo:paragraph-rsid="001ed660" style:font-name-asian="Times New Roman2" style:font-size-asian="12pt" style:font-style-asian="normal" style:font-weight-asian="normal" style:font-name-complex="Times New Roman2" style:font-size-complex="12pt" style:font-style-complex="normal" style:font-weight-complex="normal"/>
    </style:style>
    <style:style style:name="P39" style:family="paragraph" style:parent-style-name="Standard">
      <style:paragraph-properties fo:margin-top="0.1945in" fo:margin-bottom="0.1945in" loext:contextual-spacing="false" fo:line-height="100%"/>
      <style:text-properties style:font-name="Times New Roman1" fo:font-size="12pt" officeooo:paragraph-rsid="003afbc0" style:font-size-asian="12pt" style:font-size-complex="12pt"/>
    </style:style>
    <style:style style:name="P40" style:family="paragraph" style:parent-style-name="Standard">
      <style:paragraph-properties fo:margin-top="0.1945in" fo:margin-bottom="0.1945in" loext:contextual-spacing="false" fo:line-height="100%"/>
      <style:text-properties style:font-name="Times New Roman1" fo:font-size="12pt" officeooo:paragraph-rsid="004ba202" fo:background-color="transparent" style:font-name-asian="Times New Roman2" style:font-size-asian="12pt" style:font-name-complex="Times New Roman2" style:font-size-complex="12pt"/>
    </style:style>
    <style:style style:name="P41" style:family="paragraph" style:parent-style-name="Standard">
      <style:paragraph-properties fo:margin-top="0.1945in" fo:margin-bottom="0.1945in" loext:contextual-spacing="false" fo:line-height="100%"/>
      <style:text-properties style:font-name="Times New Roman1" fo:font-size="12pt" fo:font-weight="bold" officeooo:rsid="004a9b3d" officeooo:paragraph-rsid="0068776a" style:font-name-asian="Times New Roman2" style:font-size-asian="12pt" style:font-weight-asian="bold" style:font-name-complex="Times New Roman2" style:font-size-complex="12pt" style:font-weight-complex="bold"/>
    </style:style>
    <style:style style:name="P42" style:family="paragraph" style:parent-style-name="Standard">
      <style:paragraph-properties fo:margin-top="0.1945in" fo:margin-bottom="0.194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weight="bold" officeooo:rsid="0029ea1b" officeooo:paragraph-rsid="0029ea1b" style:font-weight-asian="bold" style:font-weight-complex="bold"/>
    </style:style>
    <style:style style:name="P43" style:family="paragraph" style:parent-style-name="Standard">
      <style:paragraph-properties fo:margin-top="0.1945in" fo:margin-bottom="0.1945in" loext:contextual-spacing="false" fo:line-height="100%"/>
      <style:text-properties fo:font-weight="bold" officeooo:rsid="0029cfb8" officeooo:paragraph-rsid="006931ec" style:font-weight-asian="bold" style:font-weight-complex="bold"/>
    </style:style>
    <style:style style:name="P44" style:family="paragraph" style:parent-style-name="Standard">
      <style:paragraph-properties fo:margin-top="0.1945in" fo:margin-bottom="0.1945in" loext:contextual-spacing="false" fo:line-height="100%"/>
      <style:text-properties fo:background-color="transparent"/>
    </style:style>
    <style:style style:name="P45" style:family="paragraph" style:parent-style-name="Standard">
      <style:paragraph-properties fo:margin-top="0.1945in" fo:margin-bottom="0.1945in" loext:contextual-spacing="false" fo:line-height="100%"/>
      <style:text-properties officeooo:paragraph-rsid="0029ea1b" fo:background-color="transparent"/>
    </style:style>
    <style:style style:name="P46" style:family="paragraph" style:parent-style-name="Standard">
      <style:paragraph-properties fo:margin-top="0.1945in" fo:margin-bottom="0.1945in" loext:contextual-spacing="false" fo:line-height="100%"/>
      <style:text-properties officeooo:paragraph-rsid="006296af" fo:background-color="transparent"/>
    </style:style>
    <style:style style:name="P47" style:family="paragraph" style:parent-style-name="Standard">
      <style:paragraph-properties fo:margin-top="0.1945in" fo:margin-bottom="0.1945in" loext:contextual-spacing="false" fo:line-height="100%"/>
      <style:text-properties officeooo:paragraph-rsid="004ba202" fo:background-color="transparent"/>
    </style:style>
    <style:style style:name="P48" style:family="paragraph" style:parent-style-name="Standard">
      <style:paragraph-properties fo:margin-top="0.1945in" fo:margin-bottom="0.1945in" loext:contextual-spacing="false" fo:line-height="100%"/>
      <style:text-properties officeooo:paragraph-rsid="0064af94" fo:background-color="transparent"/>
    </style:style>
    <style:style style:name="P49" style:family="paragraph" style:parent-style-name="Standard">
      <style:paragraph-properties fo:margin-top="0.1945in" fo:margin-bottom="0.1945in" loext:contextual-spacing="false" fo:line-height="100%"/>
      <style:text-properties officeooo:paragraph-rsid="006296af" fo:background-color="#99ff99"/>
    </style:style>
    <style:style style:name="P50" style:family="paragraph" style:parent-style-name="Standard">
      <style:paragraph-properties fo:margin-top="0.1945in" fo:margin-bottom="0.1945in" loext:contextual-spacing="false" fo:line-height="100%"/>
      <style:text-properties officeooo:paragraph-rsid="0068776a" fo:background-color="#ffffff"/>
    </style:style>
    <style:style style:name="P51" style:family="paragraph" style:parent-style-name="Standard">
      <style:paragraph-properties fo:margin-top="0in" fo:margin-bottom="0in" loext:contextual-spacing="false" fo:line-height="100%"/>
    </style:style>
    <style:style style:name="P5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ea1b"/>
    </style:style>
    <style:style style:name="P5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ba202"/>
    </style:style>
    <style:style style:name="P54" style:family="paragraph" style:parent-style-name="Standard">
      <style:paragraph-properties fo:margin-top="0in" fo:margin-bottom="0in" loext:contextual-spacing="false" fo:line-height="100%"/>
      <style:text-properties officeooo:paragraph-rsid="0053e151"/>
    </style:style>
    <style:style style:name="P5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2" style:font-size-asian="10pt" style:font-name-complex="Courier New2" style:font-size-complex="10pt"/>
    </style:style>
    <style:style style:name="P56"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29ea1b" style:font-name-asian="Times New Roman2" style:font-size-asian="10pt" style:font-name-complex="Courier New2" style:font-size-complex="10pt"/>
    </style:style>
    <style:style style:name="P57" style:family="paragraph" style:parent-style-name="Heading_20_3">
      <style:text-properties officeooo:paragraph-rsid="003b62d1"/>
    </style:style>
    <style:style style:name="P58" style:family="paragraph" style:parent-style-name="Heading_20_3">
      <style:text-properties officeooo:paragraph-rsid="003e1ef8"/>
    </style:style>
    <style:style style:name="P59" style:family="paragraph" style:parent-style-name="Heading_20_3">
      <style:text-properties officeooo:paragraph-rsid="0040282a"/>
    </style:style>
    <style:style style:name="P60" style:family="paragraph" style:parent-style-name="Heading_20_3">
      <style:text-properties officeooo:paragraph-rsid="0040c82a"/>
    </style:style>
    <style:style style:name="P61" style:family="paragraph" style:parent-style-name="Heading_20_3">
      <style:text-properties officeooo:paragraph-rsid="00411674"/>
    </style:style>
    <style:style style:name="P62" style:family="paragraph" style:parent-style-name="Heading_20_3">
      <style:text-properties officeooo:rsid="00411674" officeooo:paragraph-rsid="00411674"/>
    </style:style>
    <style:style style:name="P63" style:family="paragraph" style:parent-style-name="Heading_20_3">
      <style:text-properties officeooo:paragraph-rsid="004ba202"/>
    </style:style>
    <style:style style:name="P64" style:family="paragraph" style:parent-style-name="Heading_20_3">
      <style:text-properties officeooo:paragraph-rsid="004d3164"/>
    </style:style>
    <style:style style:name="P65" style:family="paragraph" style:parent-style-name="Heading_20_3">
      <style:text-properties officeooo:paragraph-rsid="0050fc41"/>
    </style:style>
    <style:style style:name="P66" style:family="paragraph" style:parent-style-name="Heading_20_3">
      <style:text-properties officeooo:paragraph-rsid="0051f694"/>
    </style:style>
    <style:style style:name="P67" style:family="paragraph" style:parent-style-name="Heading_20_3">
      <style:text-properties officeooo:rsid="00536f3b" officeooo:paragraph-rsid="00536f3b"/>
    </style:style>
    <style:style style:name="P68" style:family="paragraph" style:parent-style-name="Heading_20_3">
      <style:text-properties officeooo:rsid="0050fc41" officeooo:paragraph-rsid="0050fc41"/>
    </style:style>
    <style:style style:name="P69" style:family="paragraph" style:parent-style-name="Heading_20_3">
      <style:text-properties officeooo:paragraph-rsid="0056f465"/>
    </style:style>
    <style:style style:name="P70" style:family="paragraph" style:parent-style-name="Heading_20_3">
      <style:text-properties officeooo:rsid="005b60dc" officeooo:paragraph-rsid="005b60dc"/>
    </style:style>
    <style:style style:name="P71" style:family="paragraph" style:parent-style-name="Heading_20_3">
      <style:text-properties officeooo:paragraph-rsid="005f6f08"/>
    </style:style>
    <style:style style:name="P72" style:family="paragraph" style:parent-style-name="Heading_20_3">
      <style:text-properties officeooo:rsid="004ea711" officeooo:paragraph-rsid="006296af" fo:background-color="transparent"/>
    </style:style>
    <style:style style:name="P73" style:family="paragraph" style:parent-style-name="Heading_20_3">
      <style:text-properties officeooo:rsid="00507e9f" officeooo:paragraph-rsid="0065e2bf" fo:background-color="#ffffff"/>
    </style:style>
    <style:style style:name="P74" style:family="paragraph" style:parent-style-name="Heading_20_3">
      <style:text-properties officeooo:paragraph-rsid="0068776a" fo:background-color="#ffffff"/>
    </style:style>
    <style:style style:name="P75" style:family="paragraph" style:parent-style-name="Heading_20_3">
      <style:text-properties officeooo:paragraph-rsid="0068776a"/>
    </style:style>
    <style:style style:name="P76" style:family="paragraph" style:parent-style-name="Heading_20_3">
      <style:text-properties officeooo:paragraph-rsid="006931ec"/>
    </style:style>
    <style:style style:name="P77" style:family="paragraph" style:parent-style-name="Heading_20_3">
      <style:text-properties officeooo:rsid="0071c254" officeooo:paragraph-rsid="0071c254"/>
    </style:style>
    <style:style style:name="P78" style:family="paragraph" style:parent-style-name="HTML_20_Preformatted">
      <style:text-properties style:font-name="Courier New1" fo:font-size="10pt" style:font-size-asian="10pt" style:font-size-complex="10pt"/>
    </style:style>
    <style:style style:name="P79" style:family="paragraph" style:parent-style-name="HTML_20_Preformatted">
      <style:text-properties style:font-name="Courier New1" fo:font-size="10pt" officeooo:paragraph-rsid="002003f2" style:font-size-asian="10pt" style:font-size-complex="10pt"/>
    </style:style>
    <style:style style:name="P80" style:family="paragraph" style:parent-style-name="HTML_20_Preformatted">
      <style:text-properties style:font-name="Courier New1" fo:font-size="10pt" fo:font-weight="bold" style:font-size-asian="10pt" style:font-weight-asian="bold" style:font-size-complex="10pt" style:font-weight-complex="bold"/>
    </style:style>
    <style:style style:name="P81" style:family="paragraph" style:parent-style-name="HTML_20_Preformatted">
      <style:text-properties style:font-name="Courier New1" fo:font-size="10pt" fo:font-weight="bold" officeooo:paragraph-rsid="002003f2" style:font-size-asian="10pt" style:font-weight-asian="bold" style:font-size-complex="10pt" style:font-weight-complex="bold"/>
    </style:style>
    <style:style style:name="P82" style:family="paragraph" style:parent-style-name="Heading_20_2">
      <style:text-properties officeooo:paragraph-rsid="003e1ef8"/>
    </style:style>
    <style:style style:name="P83" style:family="paragraph" style:parent-style-name="Heading_20_2">
      <style:text-properties officeooo:paragraph-rsid="00411674"/>
    </style:style>
    <style:style style:name="P84" style:family="paragraph" style:parent-style-name="Heading_20_2">
      <style:text-properties officeooo:rsid="004ba202" officeooo:paragraph-rsid="004ba202"/>
    </style:style>
    <style:style style:name="P85" style:family="paragraph" style:parent-style-name="Heading_20_2">
      <style:text-properties officeooo:paragraph-rsid="00536f3b"/>
    </style:style>
    <style:style style:name="P86" style:family="paragraph" style:parent-style-name="Heading_20_2">
      <style:text-properties officeooo:paragraph-rsid="0056f465"/>
    </style:style>
    <style:style style:name="P87" style:family="paragraph" style:parent-style-name="Heading_20_2">
      <style:text-properties officeooo:paragraph-rsid="005f6f08"/>
    </style:style>
    <style:style style:name="P88" style:family="paragraph" style:parent-style-name="Heading_20_2">
      <style:text-properties fo:font-size="16pt" style:font-size-asian="16pt" style:font-size-complex="16pt"/>
    </style:style>
    <style:style style:name="P89" style:family="paragraph" style:parent-style-name="Heading_20_2">
      <style:text-properties officeooo:paragraph-rsid="0065e2bf"/>
    </style:style>
    <style:style style:name="P90" style:family="paragraph" style:parent-style-name="Heading_20_2">
      <style:text-properties officeooo:paragraph-rsid="0068776a"/>
    </style:style>
    <style:style style:name="P91" style:family="paragraph" style:parent-style-name="Heading_20_2">
      <style:text-properties officeooo:paragraph-rsid="006931ec"/>
    </style:style>
    <style:style style:name="P92" style:family="paragraph" style:parent-style-name="Heading_20_1">
      <style:text-properties officeooo:rsid="005e24c5" officeooo:paragraph-rsid="005e24c5"/>
    </style:style>
    <style:style style:name="P93" style:family="paragraph" style:parent-style-name="Heading_20_1">
      <style:text-properties officeooo:rsid="0069397e" officeooo:paragraph-rsid="0069397e"/>
    </style:style>
    <style:style style:name="P94" style:family="paragraph" style:parent-style-name="Contents_20_2">
      <style:paragraph-properties>
        <style:tab-stops>
          <style:tab-stop style:position="6.5in" style:type="right" style:leader-style="dotted" style:leader-text="."/>
        </style:tab-stops>
      </style:paragraph-properties>
    </style:style>
    <style:style style:name="P95" style:family="paragraph" style:parent-style-name="Contents_20_3">
      <style:paragraph-properties>
        <style:tab-stops>
          <style:tab-stop style:position="6.5in" style:type="right" style:leader-style="dotted" style:leader-text="."/>
        </style:tab-stops>
      </style:paragraph-properties>
    </style:style>
    <style:style style:name="P96" style:family="paragraph" style:parent-style-name="Standard">
      <style:paragraph-properties fo:margin-top="0.1945in" fo:margin-bottom="0.1945in" loext:contextual-spacing="false" fo:line-height="100%"/>
      <style:text-properties style:font-name="Times New Roman1" fo:font-size="12pt" fo:font-weight="normal" officeooo:rsid="006f1fca" officeooo:paragraph-rsid="006a66a3" fo:background-color="#ffff00" style:font-name-asian="Times New Roman2" style:font-size-asian="12pt" style:font-weight-asian="normal" style:font-name-complex="Times New Roman2" style:font-size-complex="12pt" style:font-weight-complex="normal"/>
    </style:style>
    <style:style style:name="P97" style:family="paragraph" style:parent-style-name="Standard" style:list-style-name="">
      <style:paragraph-properties fo:margin-top="0.1945in" fo:margin-bottom="0.1945in" loext:contextual-spacing="false" fo:line-height="100%"/>
      <style:text-properties style:font-name="Times New Roman1" fo:font-size="12pt" officeooo:paragraph-rsid="0037cca0" style:font-size-asian="12pt" style:font-size-complex="12pt"/>
    </style:style>
    <style:style style:name="P98" style:family="paragraph" style:parent-style-name="Standard" style:list-style-name="">
      <style:paragraph-properties fo:margin-top="0.1945in" fo:margin-bottom="0.1945in" loext:contextual-spacing="false" fo:line-height="100%"/>
      <style:text-properties style:font-name="Times New Roman1" fo:font-size="13.5pt" fo:font-weight="bold" style:font-name-asian="Times New Roman2" style:font-size-asian="13.5pt" style:font-weight-asian="bold" style:font-name-complex="Times New Roman2" style:font-size-complex="13.5pt" style:font-weight-complex="bold"/>
    </style:style>
    <style:style style:name="P99" style:family="paragraph" style:parent-style-name="Heading_20_1" style:master-page-name="Standard">
      <style:paragraph-properties style:page-number="auto"/>
      <style:text-properties officeooo:rsid="00468a44" officeooo:paragraph-rsid="00468a44"/>
    </style:style>
    <style:style style:name="T1" style:family="text">
      <style:text-properties style:font-name="Times New Roman1" fo:font-size="13.5pt" fo:font-weight="bold" style:font-name-asian="Times New Roman2" style:font-size-asian="13.5pt" style:font-weight-asian="bold" style:font-name-complex="Times New Roman2" style:font-size-complex="13.5pt" style:font-weight-complex="bold"/>
    </style:style>
    <style:style style:name="T2" style:family="text">
      <style:text-properties style:font-name="Times New Roman1" fo:font-size="13.5pt" fo:font-weight="bold" officeooo:rsid="001d5d29" style:font-name-asian="Times New Roman2" style:font-size-asian="13.5pt" style:font-weight-asian="bold" style:font-name-complex="Times New Roman2" style:font-size-complex="13.5pt" style:font-weight-complex="bold"/>
    </style:style>
    <style:style style:name="T3" style:family="text">
      <style:text-properties style:font-name="Times New Roman1" fo:font-size="13.5pt" fo:font-weight="bold" officeooo:rsid="004afe87" style:font-name-asian="Times New Roman2" style:font-size-asian="13.5pt" style:font-weight-asian="bold" style:font-name-complex="Times New Roman2" style:font-size-complex="13.5pt" style:font-weight-complex="bold"/>
    </style:style>
    <style:style style:name="T4" style:family="text">
      <style:text-properties style:font-name="Times New Roman1" fo:font-size="13.5pt" style:font-name-asian="Times New Roman2" style:font-size-asian="13.5pt" style:font-name-complex="Times New Roman2" style:font-size-complex="13.5pt"/>
    </style:style>
    <style:style style:name="T5" style:family="text">
      <style:text-properties style:font-name="Times New Roman1" fo:font-size="12pt" style:font-name-asian="Times New Roman2" style:font-size-asian="12pt" style:font-name-complex="Times New Roman2" style:font-size-complex="12pt"/>
    </style:style>
    <style:style style:name="T6" style:family="text">
      <style:text-properties style:font-name="Times New Roman1" fo:font-size="12pt" officeooo:rsid="0017551b" style:font-name-asian="Times New Roman2" style:font-size-asian="12pt" style:font-name-complex="Times New Roman2" style:font-size-complex="12pt"/>
    </style:style>
    <style:style style:name="T7" style:family="text">
      <style:text-properties style:font-name="Times New Roman1" fo:font-size="12pt" officeooo:rsid="0019564e" style:font-name-asian="Times New Roman2" style:font-size-asian="12pt" style:font-name-complex="Times New Roman2" style:font-size-complex="12pt"/>
    </style:style>
    <style:style style:name="T8" style:family="text">
      <style:text-properties style:font-name="Times New Roman1" fo:font-size="12pt" officeooo:rsid="001a1266" style:font-name-asian="Times New Roman2" style:font-size-asian="12pt" style:font-name-complex="Times New Roman2" style:font-size-complex="12pt"/>
    </style:style>
    <style:style style:name="T9" style:family="text">
      <style:text-properties style:font-name="Times New Roman1" fo:font-size="12pt" officeooo:rsid="001a6b7b" style:font-name-asian="Times New Roman2" style:font-size-asian="12pt" style:font-name-complex="Times New Roman2" style:font-size-complex="12pt"/>
    </style:style>
    <style:style style:name="T10" style:family="text">
      <style:text-properties style:font-name="Times New Roman1" fo:font-size="12pt" officeooo:rsid="001c1c2c" style:font-name-asian="Times New Roman2" style:font-size-asian="12pt" style:font-name-complex="Times New Roman2" style:font-size-complex="12pt"/>
    </style:style>
    <style:style style:name="T11" style:family="text">
      <style:text-properties style:font-name="Times New Roman1" fo:font-size="12pt" officeooo:rsid="001d5d29" style:font-name-asian="Times New Roman2" style:font-size-asian="12pt" style:font-name-complex="Times New Roman2" style:font-size-complex="12pt"/>
    </style:style>
    <style:style style:name="T12" style:family="text">
      <style:text-properties style:font-name="Times New Roman1" fo:font-size="12pt" officeooo:rsid="001ed660" style:font-name-asian="Times New Roman2" style:font-size-asian="12pt" style:font-name-complex="Times New Roman2" style:font-size-complex="12pt"/>
    </style:style>
    <style:style style:name="T13" style:family="text">
      <style:text-properties style:font-name="Times New Roman1" fo:font-size="12pt" officeooo:rsid="0021ed78" style:font-name-asian="Times New Roman2" style:font-size-asian="12pt" style:font-name-complex="Times New Roman2" style:font-size-complex="12pt"/>
    </style:style>
    <style:style style:name="T14" style:family="text">
      <style:text-properties style:font-name="Times New Roman1" fo:font-size="12pt" officeooo:rsid="00251dcc" style:font-name-asian="Times New Roman2" style:font-size-asian="12pt" style:font-name-complex="Times New Roman2" style:font-size-complex="12pt"/>
    </style:style>
    <style:style style:name="T15" style:family="text">
      <style:text-properties style:font-name="Times New Roman1" fo:font-size="12pt" officeooo:rsid="0028c9a5" style:font-name-asian="Times New Roman2" style:font-size-asian="12pt" style:font-name-complex="Times New Roman2" style:font-size-complex="12pt"/>
    </style:style>
    <style:style style:name="T16" style:family="text">
      <style:text-properties style:font-name="Times New Roman1" fo:font-size="12pt" officeooo:rsid="0029cfb8" style:font-name-asian="Times New Roman2" style:font-size-asian="12pt" style:font-name-complex="Times New Roman2" style:font-size-complex="12pt"/>
    </style:style>
    <style:style style:name="T17" style:family="text">
      <style:text-properties style:font-name="Times New Roman1" fo:font-size="12pt" officeooo:rsid="0029d4b1" style:font-name-asian="Times New Roman2" style:font-size-asian="12pt" style:font-name-complex="Times New Roman2" style:font-size-complex="12pt"/>
    </style:style>
    <style:style style:name="T18" style:family="text">
      <style:text-properties style:font-name="Times New Roman1" fo:font-size="12pt" officeooo:rsid="0029ea1b" style:font-name-asian="Times New Roman2" style:font-size-asian="12pt" style:font-name-complex="Times New Roman2" style:font-size-complex="12pt"/>
    </style:style>
    <style:style style:name="T19" style:family="text">
      <style:text-properties style:font-name="Times New Roman1" fo:font-size="12pt" officeooo:rsid="002aec0c" style:font-name-asian="Times New Roman2" style:font-size-asian="12pt" style:font-name-complex="Times New Roman2" style:font-size-complex="12pt"/>
    </style:style>
    <style:style style:name="T20" style:family="text">
      <style:text-properties style:font-name="Times New Roman1" fo:font-size="12pt" officeooo:rsid="002b0b5a" style:font-name-asian="Times New Roman2" style:font-size-asian="12pt" style:font-name-complex="Times New Roman2" style:font-size-complex="12pt"/>
    </style:style>
    <style:style style:name="T21" style:family="text">
      <style:text-properties style:font-name="Times New Roman1" fo:font-size="12pt" officeooo:rsid="002b5af5" style:font-name-asian="Times New Roman2" style:font-size-asian="12pt" style:font-name-complex="Times New Roman2" style:font-size-complex="12pt"/>
    </style:style>
    <style:style style:name="T22" style:family="text">
      <style:text-properties style:font-name="Times New Roman1" fo:font-size="12pt" officeooo:rsid="002cac5d" style:font-name-asian="Times New Roman2" style:font-size-asian="12pt" style:font-name-complex="Times New Roman2" style:font-size-complex="12pt"/>
    </style:style>
    <style:style style:name="T23" style:family="text">
      <style:text-properties style:font-name="Times New Roman1" fo:font-size="12pt" officeooo:rsid="0031106c" style:font-name-asian="Times New Roman2" style:font-size-asian="12pt" style:font-name-complex="Times New Roman2" style:font-size-complex="12pt"/>
    </style:style>
    <style:style style:name="T24" style:family="text">
      <style:text-properties style:font-name="Times New Roman1" fo:font-size="12pt" officeooo:rsid="0032cae5" style:font-name-asian="Times New Roman2" style:font-size-asian="12pt" style:font-name-complex="Times New Roman2" style:font-size-complex="12pt"/>
    </style:style>
    <style:style style:name="T25" style:family="text">
      <style:text-properties style:font-name="Times New Roman1" fo:font-size="12pt" officeooo:rsid="0037cca0" style:font-name-asian="Times New Roman2" style:font-size-asian="12pt" style:font-name-complex="Times New Roman2" style:font-size-complex="12pt"/>
    </style:style>
    <style:style style:name="T26" style:family="text">
      <style:text-properties style:font-name="Times New Roman1" fo:font-size="12pt" officeooo:rsid="0038cf9d" style:font-name-asian="Times New Roman2" style:font-size-asian="12pt" style:font-name-complex="Times New Roman2" style:font-size-complex="12pt"/>
    </style:style>
    <style:style style:name="T27" style:family="text">
      <style:text-properties style:font-name="Times New Roman1" fo:font-size="12pt" officeooo:rsid="003a3ea5" style:font-name-asian="Times New Roman2" style:font-size-asian="12pt" style:font-name-complex="Times New Roman2" style:font-size-complex="12pt"/>
    </style:style>
    <style:style style:name="T28" style:family="text">
      <style:text-properties style:font-name="Times New Roman1" fo:font-size="12pt" officeooo:rsid="003afbc0" style:font-name-asian="Times New Roman2" style:font-size-asian="12pt" style:font-name-complex="Times New Roman2" style:font-size-complex="12pt"/>
    </style:style>
    <style:style style:name="T29" style:family="text">
      <style:text-properties style:font-name="Times New Roman1" fo:font-size="12pt" officeooo:rsid="003b62d1" style:font-name-asian="Times New Roman2" style:font-size-asian="12pt" style:font-name-complex="Times New Roman2" style:font-size-complex="12pt"/>
    </style:style>
    <style:style style:name="T30" style:family="text">
      <style:text-properties style:font-name="Times New Roman1" fo:font-size="12pt" officeooo:rsid="0040282a" style:font-name-asian="Times New Roman2" style:font-size-asian="12pt" style:font-name-complex="Times New Roman2" style:font-size-complex="12pt"/>
    </style:style>
    <style:style style:name="T31" style:family="text">
      <style:text-properties style:font-name="Times New Roman1" fo:font-size="12pt" officeooo:rsid="0040c82a" style:font-name-asian="Times New Roman2" style:font-size-asian="12pt" style:font-name-complex="Times New Roman2" style:font-size-complex="12pt"/>
    </style:style>
    <style:style style:name="T32" style:family="text">
      <style:text-properties style:font-name="Times New Roman1" fo:font-size="12pt" officeooo:rsid="0044418e" style:font-name-asian="Times New Roman2" style:font-size-asian="12pt" style:font-name-complex="Times New Roman2" style:font-size-complex="12pt"/>
    </style:style>
    <style:style style:name="T33" style:family="text">
      <style:text-properties style:font-name="Times New Roman1" fo:font-size="12pt" officeooo:rsid="004a6ebf" style:font-name-asian="Times New Roman2" style:font-size-asian="12pt" style:font-name-complex="Times New Roman2" style:font-size-complex="12pt"/>
    </style:style>
    <style:style style:name="T34" style:family="text">
      <style:text-properties style:font-name="Times New Roman1" fo:font-size="12pt" officeooo:rsid="004b8b06" style:font-name-asian="Times New Roman2" style:font-size-asian="12pt" style:font-name-complex="Times New Roman2" style:font-size-complex="12pt"/>
    </style:style>
    <style:style style:name="T35" style:family="text">
      <style:text-properties style:font-name="Times New Roman1" fo:font-size="12pt" officeooo:rsid="004ba202" style:font-name-asian="Times New Roman2" style:font-size-asian="12pt" style:font-name-complex="Times New Roman2" style:font-size-complex="12pt"/>
    </style:style>
    <style:style style:name="T36" style:family="text">
      <style:text-properties style:font-name="Times New Roman1" fo:font-size="12pt" officeooo:rsid="004833a2" style:font-name-asian="Times New Roman2" style:font-size-asian="12pt" style:font-name-complex="Times New Roman2" style:font-size-complex="12pt"/>
    </style:style>
    <style:style style:name="T37" style:family="text">
      <style:text-properties style:font-name="Times New Roman1" fo:font-size="12pt" officeooo:rsid="0050fc41" style:font-name-asian="Times New Roman2" style:font-size-asian="12pt" style:font-name-complex="Times New Roman2" style:font-size-complex="12pt"/>
    </style:style>
    <style:style style:name="T38" style:family="text">
      <style:text-properties style:font-name="Times New Roman1" fo:font-size="12pt" officeooo:rsid="0051f694" style:font-name-asian="Times New Roman2" style:font-size-asian="12pt" style:font-name-complex="Times New Roman2" style:font-size-complex="12pt"/>
    </style:style>
    <style:style style:name="T39" style:family="text">
      <style:text-properties style:font-name="Times New Roman1" fo:font-size="12pt" officeooo:rsid="00536f3b" style:font-name-asian="Times New Roman2" style:font-size-asian="12pt" style:font-name-complex="Times New Roman2" style:font-size-complex="12pt"/>
    </style:style>
    <style:style style:name="T40" style:family="text">
      <style:text-properties style:font-name="Times New Roman1" fo:font-size="12pt" officeooo:rsid="0053e151" style:font-name-asian="Times New Roman2" style:font-size-asian="12pt" style:font-name-complex="Times New Roman2" style:font-size-complex="12pt"/>
    </style:style>
    <style:style style:name="T41" style:family="text">
      <style:text-properties style:font-name="Times New Roman1" fo:font-size="12pt" officeooo:rsid="0056c974" style:font-name-asian="Times New Roman2" style:font-size-asian="12pt" style:font-name-complex="Times New Roman2" style:font-size-complex="12pt"/>
    </style:style>
    <style:style style:name="T42" style:family="text">
      <style:text-properties style:font-name="Times New Roman1" fo:font-size="12pt" officeooo:rsid="0056f465" style:font-name-asian="Times New Roman2" style:font-size-asian="12pt" style:font-name-complex="Times New Roman2" style:font-size-complex="12pt"/>
    </style:style>
    <style:style style:name="T43" style:family="text">
      <style:text-properties style:font-name="Times New Roman1" fo:font-size="12pt" officeooo:rsid="00574c1d" style:font-name-asian="Times New Roman2" style:font-size-asian="12pt" style:font-name-complex="Times New Roman2" style:font-size-complex="12pt"/>
    </style:style>
    <style:style style:name="T44" style:family="text">
      <style:text-properties style:font-name="Times New Roman1" fo:font-size="12pt" officeooo:rsid="005a6019" style:font-name-asian="Times New Roman2" style:font-size-asian="12pt" style:font-name-complex="Times New Roman2" style:font-size-complex="12pt"/>
    </style:style>
    <style:style style:name="T45" style:family="text">
      <style:text-properties style:font-name="Times New Roman1" fo:font-size="12pt" officeooo:rsid="005f6f08" style:font-name-asian="Times New Roman2" style:font-size-asian="12pt" style:font-name-complex="Times New Roman2" style:font-size-complex="12pt"/>
    </style:style>
    <style:style style:name="T46" style:family="text">
      <style:text-properties style:font-name="Times New Roman1" fo:font-size="12pt" officeooo:rsid="00616076" style:font-name-asian="Times New Roman2" style:font-size-asian="12pt" style:font-name-complex="Times New Roman2" style:font-size-complex="12pt"/>
    </style:style>
    <style:style style:name="T47" style:family="text">
      <style:text-properties style:font-name="Times New Roman1" fo:font-size="12pt" officeooo:rsid="004ea711" style:font-name-asian="Times New Roman2" style:font-size-asian="12pt" style:font-name-complex="Times New Roman2" style:font-size-complex="12pt"/>
    </style:style>
    <style:style style:name="T48" style:family="text">
      <style:text-properties style:font-name="Times New Roman1" fo:font-size="12pt" officeooo:rsid="005702e7" style:font-name-asian="Times New Roman2" style:font-size-asian="12pt" style:font-name-complex="Times New Roman2" style:font-size-complex="12pt"/>
    </style:style>
    <style:style style:name="T49" style:family="text">
      <style:text-properties style:font-name="Times New Roman1" fo:font-size="12pt" officeooo:rsid="005b29fd" style:font-name-asian="Times New Roman2" style:font-size-asian="12pt" style:font-name-complex="Times New Roman2" style:font-size-complex="12pt"/>
    </style:style>
    <style:style style:name="T50" style:family="text">
      <style:text-properties style:font-name="Times New Roman1" fo:font-size="12pt" officeooo:rsid="00507e9f" style:font-name-asian="Times New Roman2" style:font-size-asian="12pt" style:font-name-complex="Times New Roman2" style:font-size-complex="12pt"/>
    </style:style>
    <style:style style:name="T51" style:family="text">
      <style:text-properties style:font-name="Times New Roman1" fo:font-size="12pt" officeooo:rsid="00494e22" style:font-name-asian="Times New Roman2" style:font-size-asian="12pt" style:font-name-complex="Times New Roman2" style:font-size-complex="12pt"/>
    </style:style>
    <style:style style:name="T52" style:family="text">
      <style:text-properties style:font-name="Times New Roman1" fo:font-size="12pt" officeooo:rsid="006931ec" style:font-name-asian="Times New Roman2" style:font-size-asian="12pt" style:font-name-complex="Times New Roman2" style:font-size-complex="12pt"/>
    </style:style>
    <style:style style:name="T53" style:family="text">
      <style:text-properties style:font-name="Times New Roman1" fo:font-size="12pt" officeooo:rsid="00701eeb" style:font-name-asian="Times New Roman2" style:font-size-asian="12pt" style:font-name-complex="Times New Roman2" style:font-size-complex="12pt"/>
    </style:style>
    <style:style style:name="T54" style:family="text">
      <style:text-properties style:font-name="Times New Roman1" fo:font-size="12pt" officeooo:rsid="0071c254" style:font-name-asian="Times New Roman2" style:font-size-asian="12pt" style:font-name-complex="Times New Roman2" style:font-size-complex="12pt"/>
    </style:style>
    <style:style style:name="T55" style:family="text">
      <style:text-properties style:font-name="Times New Roman1" fo:font-size="12pt" style:font-name-asian="Times New Roman2" style:font-size-asian="12pt" style:font-name-complex="Courier New2" style:font-size-complex="12pt"/>
    </style:style>
    <style:style style:name="T56" style:family="text">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T57" style:family="text">
      <style:text-properties style:font-name="Times New Roman1" fo:font-size="12pt" fo:font-weight="bold" officeooo:rsid="0017551b" style:font-name-asian="Times New Roman2" style:font-size-asian="12pt" style:font-weight-asian="bold" style:font-name-complex="Times New Roman2" style:font-size-complex="12pt" style:font-weight-complex="bold"/>
    </style:style>
    <style:style style:name="T58" style:family="text">
      <style:text-properties style:font-name="Times New Roman1" fo:font-size="12pt" fo:font-weight="bold" officeooo:rsid="001ed660" style:font-name-asian="Times New Roman2" style:font-size-asian="12pt" style:font-weight-asian="bold" style:font-name-complex="Times New Roman2" style:font-size-complex="12pt" style:font-weight-complex="bold"/>
    </style:style>
    <style:style style:name="T59" style:family="text">
      <style:text-properties style:font-name="Times New Roman1" fo:font-size="12pt" fo:font-weight="bold" officeooo:rsid="0026dac8" style:font-name-asian="Times New Roman2" style:font-size-asian="12pt" style:font-weight-asian="bold" style:font-name-complex="Times New Roman2" style:font-size-complex="12pt" style:font-weight-complex="bold"/>
    </style:style>
    <style:style style:name="T60" style:family="text">
      <style:text-properties style:font-name="Times New Roman1" fo:font-size="12pt" fo:font-weight="bold" officeooo:rsid="0029cfb8" style:font-name-asian="Times New Roman2" style:font-size-asian="12pt" style:font-weight-asian="bold" style:font-name-complex="Times New Roman2" style:font-size-complex="12pt" style:font-weight-complex="bold"/>
    </style:style>
    <style:style style:name="T61" style:family="text">
      <style:text-properties style:font-name="Times New Roman1" fo:font-size="12pt" fo:font-weight="bold" officeooo:rsid="0029ea1b" style:font-name-asian="Times New Roman2" style:font-size-asian="12pt" style:font-weight-asian="bold" style:font-name-complex="Times New Roman2" style:font-size-complex="12pt" style:font-weight-complex="bold"/>
    </style:style>
    <style:style style:name="T62" style:family="text">
      <style:text-properties style:font-name="Times New Roman1" fo:font-size="12pt" fo:font-weight="bold" officeooo:rsid="002aec0c" style:font-name-asian="Times New Roman2" style:font-size-asian="12pt" style:font-weight-asian="bold" style:font-name-complex="Times New Roman2" style:font-size-complex="12pt" style:font-weight-complex="bold"/>
    </style:style>
    <style:style style:name="T63" style:family="text">
      <style:text-properties style:font-name="Times New Roman1" fo:font-size="12pt" fo:font-weight="bold" officeooo:rsid="002b5af5" style:font-name-asian="Times New Roman2" style:font-size-asian="12pt" style:font-weight-asian="bold" style:font-name-complex="Times New Roman2" style:font-size-complex="12pt" style:font-weight-complex="bold"/>
    </style:style>
    <style:style style:name="T64" style:family="text">
      <style:text-properties style:font-name="Times New Roman1" fo:font-size="12pt" fo:font-weight="bold" officeooo:rsid="002cac5d" style:font-name-asian="Times New Roman2" style:font-size-asian="12pt" style:font-weight-asian="bold" style:font-name-complex="Times New Roman2" style:font-size-complex="12pt" style:font-weight-complex="bold"/>
    </style:style>
    <style:style style:name="T65" style:family="text">
      <style:text-properties style:font-name="Times New Roman1" fo:font-size="12pt" fo:font-weight="bold" officeooo:rsid="0032cae5" style:font-name-asian="Times New Roman2" style:font-size-asian="12pt" style:font-weight-asian="bold" style:font-name-complex="Times New Roman2" style:font-size-complex="12pt" style:font-weight-complex="bold"/>
    </style:style>
    <style:style style:name="T66" style:family="text">
      <style:text-properties style:font-name="Times New Roman1" fo:font-size="12pt" fo:font-weight="bold" officeooo:rsid="00349591" style:font-name-asian="Times New Roman2" style:font-size-asian="12pt" style:font-weight-asian="bold" style:font-name-complex="Times New Roman2" style:font-size-complex="12pt" style:font-weight-complex="bold"/>
    </style:style>
    <style:style style:name="T67" style:family="text">
      <style:text-properties style:font-name="Times New Roman1" fo:font-size="12pt" fo:font-weight="bold" officeooo:rsid="003e1ef8" style:font-name-asian="Times New Roman2" style:font-size-asian="12pt" style:font-weight-asian="bold" style:font-name-complex="Times New Roman2" style:font-size-complex="12pt" style:font-weight-complex="bold"/>
    </style:style>
    <style:style style:name="T68" style:family="text">
      <style:text-properties style:font-name="Times New Roman1" fo:font-size="12pt" fo:font-weight="bold" officeooo:rsid="004b8b06" style:font-name-asian="Times New Roman2" style:font-size-asian="12pt" style:font-weight-asian="bold" style:font-name-complex="Times New Roman2" style:font-size-complex="12pt" style:font-weight-complex="bold"/>
    </style:style>
    <style:style style:name="T69" style:family="text">
      <style:text-properties style:font-name="Times New Roman1" fo:font-size="12pt" fo:font-weight="bold" officeooo:rsid="003a3ea5" style:font-name-asian="Times New Roman2" style:font-size-asian="12pt" style:font-weight-asian="bold" style:font-name-complex="Times New Roman2" style:font-size-complex="12pt" style:font-weight-complex="bold"/>
    </style:style>
    <style:style style:name="T70" style:family="text">
      <style:text-properties style:font-name="Times New Roman1" fo:font-size="12pt" fo:font-weight="bold" officeooo:rsid="004a9b3d" style:font-name-asian="Times New Roman2" style:font-size-asian="12pt" style:font-weight-asian="bold" style:font-name-complex="Times New Roman2" style:font-size-complex="12pt" style:font-weight-complex="bold"/>
    </style:style>
    <style:style style:name="T71" style:family="text">
      <style:text-properties style:font-name="Times New Roman1" fo:font-size="12pt" fo:font-weight="bold" officeooo:rsid="0065e2bf" style:font-name-asian="Times New Roman2" style:font-size-asian="12pt" style:font-weight-asian="bold" style:font-name-complex="Times New Roman2" style:font-size-complex="12pt" style:font-weight-complex="bold"/>
    </style:style>
    <style:style style:name="T72" style:family="text">
      <style:text-properties style:font-name="Times New Roman1" fo:font-size="12pt" fo:font-weight="bold" officeooo:rsid="00494e22" style:font-name-asian="Times New Roman2" style:font-size-asian="12pt" style:font-weight-asian="bold" style:font-name-complex="Times New Roman2" style:font-size-complex="12pt" style:font-weight-complex="bold"/>
    </style:style>
    <style:style style:name="T73" style:family="text">
      <style:text-properties style:font-name="Times New Roman1" fo:font-size="12pt" fo:font-weight="bold" officeooo:rsid="003a3ea5" fo:background-color="transparent" loext:char-shading-value="0" style:font-name-asian="Times New Roman2" style:font-size-asian="12pt" style:font-weight-asian="bold" style:font-name-complex="Times New Roman2" style:font-size-complex="12pt" style:font-weight-complex="bold"/>
    </style:style>
    <style:style style:name="T74" style:family="text">
      <style:text-properties style:font-name="Times New Roman1"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75" style:family="text">
      <style:text-properties style:font-name="Times New Roman1" fo:font-size="12pt" fo:font-style="italic" style:font-name-asian="Times New Roman2" style:font-size-asian="12pt" style:font-style-asian="italic" style:font-name-complex="Times New Roman2" style:font-size-complex="12pt" style:font-style-complex="italic"/>
    </style:style>
    <style:style style:name="T76" style:family="text">
      <style:text-properties style:font-name="Times New Roman1" fo:font-size="12pt" fo:font-style="italic" officeooo:rsid="004cce43" style:font-name-asian="Times New Roman2" style:font-size-asian="12pt" style:font-style-asian="italic" style:font-name-complex="Times New Roman2" style:font-size-complex="12pt" style:font-style-complex="italic"/>
    </style:style>
    <style:style style:name="T77"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78" style:family="text">
      <style:text-properties style:font-name="Times New Roman1" fo:font-size="12pt" fo:font-weight="normal" officeooo:rsid="0029d4b1" style:font-name-asian="Times New Roman2" style:font-size-asian="12pt" style:font-weight-asian="normal" style:font-name-complex="Times New Roman2" style:font-size-complex="12pt" style:font-weight-complex="normal"/>
    </style:style>
    <style:style style:name="T79" style:family="text">
      <style:text-properties style:font-name="Times New Roman1" fo:font-size="12pt" fo:font-weight="normal" officeooo:rsid="0029ea1b" style:font-name-asian="Times New Roman2" style:font-size-asian="12pt" style:font-weight-asian="normal" style:font-name-complex="Times New Roman2" style:font-size-complex="12pt" style:font-weight-complex="normal"/>
    </style:style>
    <style:style style:name="T80" style:family="text">
      <style:text-properties style:font-name="Times New Roman1" fo:font-size="12pt" fo:font-weight="normal" officeooo:rsid="002b0b5a" style:font-name-asian="Times New Roman2" style:font-size-asian="12pt" style:font-weight-asian="normal" style:font-name-complex="Times New Roman2" style:font-size-complex="12pt" style:font-weight-complex="normal"/>
    </style:style>
    <style:style style:name="T81" style:family="text">
      <style:text-properties style:font-name="Times New Roman1" fo:font-size="12pt" fo:font-weight="normal" officeooo:rsid="002b5af5" style:font-name-asian="Times New Roman2" style:font-size-asian="12pt" style:font-weight-asian="normal" style:font-name-complex="Times New Roman2" style:font-size-complex="12pt" style:font-weight-complex="normal"/>
    </style:style>
    <style:style style:name="T82" style:family="text">
      <style:text-properties style:font-name="Times New Roman1" fo:font-size="12pt" fo:font-weight="normal" officeooo:rsid="002cac5d" style:font-name-asian="Times New Roman2" style:font-size-asian="12pt" style:font-weight-asian="normal" style:font-name-complex="Times New Roman2" style:font-size-complex="12pt" style:font-weight-complex="normal"/>
    </style:style>
    <style:style style:name="T83" style:family="text">
      <style:text-properties style:font-name="Times New Roman1" fo:font-size="12pt" fo:font-weight="normal" officeooo:rsid="00349591" style:font-name-asian="Times New Roman2" style:font-size-asian="12pt" style:font-weight-asian="normal" style:font-name-complex="Times New Roman2" style:font-size-complex="12pt" style:font-weight-complex="normal"/>
    </style:style>
    <style:style style:name="T84" style:family="text">
      <style:text-properties style:font-name="Times New Roman1" fo:font-size="12pt" fo:font-weight="normal" officeooo:rsid="003b62d1" style:font-name-asian="Times New Roman2" style:font-size-asian="12pt" style:font-weight-asian="normal" style:font-name-complex="Times New Roman2" style:font-size-complex="12pt" style:font-weight-complex="normal"/>
    </style:style>
    <style:style style:name="T85" style:family="text">
      <style:text-properties style:font-name="Times New Roman1" fo:font-size="12pt" fo:font-weight="normal" officeooo:rsid="003e1ef8" style:font-name-asian="Times New Roman2" style:font-size-asian="12pt" style:font-weight-asian="normal" style:font-name-complex="Times New Roman2" style:font-size-complex="12pt" style:font-weight-complex="normal"/>
    </style:style>
    <style:style style:name="T86" style:family="text">
      <style:text-properties style:font-name="Times New Roman1" fo:font-size="12pt" fo:font-weight="normal" officeooo:rsid="003f700b" style:font-name-asian="Times New Roman2" style:font-size-asian="12pt" style:font-weight-asian="normal" style:font-name-complex="Times New Roman2" style:font-size-complex="12pt" style:font-weight-complex="normal"/>
    </style:style>
    <style:style style:name="T87" style:family="text">
      <style:text-properties style:font-name="Times New Roman1" fo:font-size="12pt" fo:font-weight="normal" officeooo:rsid="004ba202" style:font-name-asian="Times New Roman2" style:font-size-asian="12pt" style:font-weight-asian="normal" style:font-name-complex="Times New Roman2" style:font-size-complex="12pt" style:font-weight-complex="normal"/>
    </style:style>
    <style:style style:name="T88" style:family="text">
      <style:text-properties style:font-name="Times New Roman1" fo:font-size="12pt" fo:font-weight="normal" officeooo:rsid="004d3164" style:font-name-asian="Times New Roman2" style:font-size-asian="12pt" style:font-weight-asian="normal" style:font-name-complex="Times New Roman2" style:font-size-complex="12pt" style:font-weight-complex="normal"/>
    </style:style>
    <style:style style:name="T89" style:family="text">
      <style:text-properties style:font-name="Times New Roman1" fo:font-size="12pt" fo:font-weight="normal" officeooo:rsid="0050fc41" style:font-name-asian="Times New Roman2" style:font-size-asian="12pt" style:font-weight-asian="normal" style:font-name-complex="Times New Roman2" style:font-size-complex="12pt" style:font-weight-complex="normal"/>
    </style:style>
    <style:style style:name="T90" style:family="text">
      <style:text-properties style:font-name="Times New Roman1" fo:font-size="12pt" fo:font-weight="normal" officeooo:rsid="0040282a" style:font-name-asian="Times New Roman2" style:font-size-asian="12pt" style:font-weight-asian="normal" style:font-name-complex="Times New Roman2" style:font-size-complex="12pt" style:font-weight-complex="normal"/>
    </style:style>
    <style:style style:name="T91" style:family="text">
      <style:text-properties style:font-name="Times New Roman1" fo:font-size="12pt" fo:font-weight="normal" officeooo:rsid="0051f694" style:font-name-asian="Times New Roman2" style:font-size-asian="12pt" style:font-weight-asian="normal" style:font-name-complex="Times New Roman2" style:font-size-complex="12pt" style:font-weight-complex="normal"/>
    </style:style>
    <style:style style:name="T92" style:family="text">
      <style:text-properties style:font-name="Times New Roman1" fo:font-size="12pt" fo:font-weight="normal" officeooo:rsid="00536f3b" style:font-name-asian="Times New Roman2" style:font-size-asian="12pt" style:font-weight-asian="normal" style:font-name-complex="Times New Roman2" style:font-size-complex="12pt" style:font-weight-complex="normal"/>
    </style:style>
    <style:style style:name="T93" style:family="text">
      <style:text-properties style:font-name="Times New Roman1" fo:font-size="12pt" fo:font-weight="normal" officeooo:rsid="0053e151" style:font-name-asian="Times New Roman2" style:font-size-asian="12pt" style:font-weight-asian="normal" style:font-name-complex="Times New Roman2" style:font-size-complex="12pt" style:font-weight-complex="normal"/>
    </style:style>
    <style:style style:name="T94" style:family="text">
      <style:text-properties style:font-name="Times New Roman1" fo:font-size="12pt" fo:font-weight="normal" officeooo:rsid="00589061" style:font-name-asian="Times New Roman2" style:font-size-asian="12pt" style:font-weight-asian="normal" style:font-name-complex="Times New Roman2" style:font-size-complex="12pt" style:font-weight-complex="normal"/>
    </style:style>
    <style:style style:name="T95" style:family="text">
      <style:text-properties style:font-name="Times New Roman1" fo:font-size="12pt" fo:font-weight="normal" officeooo:rsid="003a3ea5" style:font-name-asian="Times New Roman2" style:font-size-asian="12pt" style:font-weight-asian="normal" style:font-name-complex="Times New Roman2" style:font-size-complex="12pt" style:font-weight-complex="normal"/>
    </style:style>
    <style:style style:name="T96" style:family="text">
      <style:text-properties style:font-name="Times New Roman1" fo:font-size="12pt" fo:font-weight="normal" officeooo:rsid="005f6f08" style:font-name-asian="Times New Roman2" style:font-size-asian="12pt" style:font-weight-asian="normal" style:font-name-complex="Times New Roman2" style:font-size-complex="12pt" style:font-weight-complex="normal"/>
    </style:style>
    <style:style style:name="T97" style:family="text">
      <style:text-properties style:font-name="Times New Roman1" fo:font-size="12pt" fo:font-weight="normal" officeooo:rsid="0061888f" style:font-name-asian="Times New Roman2" style:font-size-asian="12pt" style:font-weight-asian="normal" style:font-name-complex="Times New Roman2" style:font-size-complex="12pt" style:font-weight-complex="normal"/>
    </style:style>
    <style:style style:name="T98" style:family="text">
      <style:text-properties style:font-name="Times New Roman1" fo:font-size="12pt" fo:font-weight="normal" officeooo:rsid="00507e9f" style:font-name-asian="Times New Roman2" style:font-size-asian="12pt" style:font-weight-asian="normal" style:font-name-complex="Times New Roman2" style:font-size-complex="12pt" style:font-weight-complex="normal"/>
    </style:style>
    <style:style style:name="T99" style:family="text">
      <style:text-properties style:font-name="Times New Roman1" fo:font-size="12pt" fo:font-weight="normal" officeooo:rsid="00664c9f" style:font-name-asian="Times New Roman2" style:font-size-asian="12pt" style:font-weight-asian="normal" style:font-name-complex="Times New Roman2" style:font-size-complex="12pt" style:font-weight-complex="normal"/>
    </style:style>
    <style:style style:name="T100" style:family="text">
      <style:text-properties style:font-name="Times New Roman1" fo:font-size="12pt" fo:font-weight="normal" officeooo:rsid="00604dde" style:font-name-asian="Times New Roman2" style:font-size-asian="12pt" style:font-weight-asian="normal" style:font-name-complex="Times New Roman2" style:font-size-complex="12pt" style:font-weight-complex="normal"/>
    </style:style>
    <style:style style:name="T101" style:family="text">
      <style:text-properties style:font-name="Times New Roman1" fo:font-size="12pt" fo:font-weight="normal" officeooo:rsid="00521aba" style:font-name-asian="Times New Roman2" style:font-size-asian="12pt" style:font-weight-asian="normal" style:font-name-complex="Times New Roman2" style:font-size-complex="12pt" style:font-weight-complex="normal"/>
    </style:style>
    <style:style style:name="T102" style:family="text">
      <style:text-properties style:font-name="Times New Roman1" fo:font-size="12pt" fo:font-weight="normal" officeooo:rsid="00494e22" style:font-name-asian="Times New Roman2" style:font-size-asian="12pt" style:font-weight-asian="normal" style:font-name-complex="Times New Roman2" style:font-size-complex="12pt" style:font-weight-complex="normal"/>
    </style:style>
    <style:style style:name="T103" style:family="text">
      <style:text-properties style:font-name="Times New Roman1" fo:font-size="12pt" fo:font-weight="normal" officeooo:rsid="0068776a" style:font-name-asian="Times New Roman2" style:font-size-asian="12pt" style:font-weight-asian="normal" style:font-name-complex="Times New Roman2" style:font-size-complex="12pt" style:font-weight-complex="normal"/>
    </style:style>
    <style:style style:name="T104" style:family="text">
      <style:text-properties style:font-name="Times New Roman1" fo:font-size="12pt" fo:font-weight="normal" fo:background-color="#ffff00" loext:char-shading-value="0" style:font-name-asian="Times New Roman2" style:font-size-asian="12pt" style:font-weight-asian="normal" style:font-name-complex="Times New Roman2" style:font-size-complex="12pt" style:font-weight-complex="normal"/>
    </style:style>
    <style:style style:name="T105" style:family="text">
      <style:text-properties style:font-name="Times New Roman1" fo:font-size="12pt" fo:font-weight="normal" officeooo:rsid="00604dde" fo:background-color="#ffff00" loext:char-shading-value="0" style:font-name-asian="Times New Roman2" style:font-size-asian="12pt" style:font-weight-asian="normal" style:font-name-complex="Times New Roman2" style:font-size-complex="12pt" style:font-weight-complex="normal"/>
    </style:style>
    <style:style style:name="T106" style:family="text">
      <style:text-properties style:font-name="Times New Roman1" fo:font-size="12pt" fo:font-weight="normal" officeooo:rsid="00604dde" fo:background-color="#ffff00" loext:char-shading-value="0" style:font-name-asian="Times New Roman2" style:font-size-asian="12pt" style:font-weight-asian="normal" style:font-name-complex="Times New Roman2" style:font-size-complex="12pt" style:font-weight-complex="normal"/>
    </style:style>
    <style:style style:name="T107" style:family="text">
      <style:text-properties style:font-name="Times New Roman1" fo:font-size="12pt" fo:font-weight="normal" fo:background-color="#ffff00" loext:char-shading-value="0" style:font-name-asian="Times New Roman2" style:font-size-asian="12pt" style:font-weight-asian="normal" style:font-name-complex="Times New Roman2" style:font-size-complex="12pt" style:font-weight-complex="normal"/>
    </style:style>
    <style:style style:name="T108" style:family="text">
      <style:text-properties style:font-name="Times New Roman1" fo:font-size="12pt" fo:font-style="normal" fo:font-weight="normal" officeooo:rsid="001ed660" style:font-name-asian="Times New Roman2" style:font-size-asian="12pt" style:font-style-asian="normal" style:font-weight-asian="normal" style:font-name-complex="Times New Roman2" style:font-size-complex="12pt" style:font-style-complex="normal" style:font-weight-complex="normal"/>
    </style:style>
    <style:style style:name="T109" style:family="text">
      <style:text-properties style:font-name="Times New Roman1" fo:font-size="12pt" fo:font-style="normal" fo:font-weight="normal" officeooo:rsid="002003f2" style:font-name-asian="Times New Roman2" style:font-size-asian="12pt" style:font-style-asian="normal" style:font-weight-asian="normal" style:font-name-complex="Times New Roman2" style:font-size-complex="12pt" style:font-style-complex="normal" style:font-weight-complex="normal"/>
    </style:style>
    <style:style style:name="T110" style:family="text">
      <style:text-properties style:font-name="Times New Roman1" fo:font-size="12pt" fo:font-style="normal" fo:font-weight="normal" officeooo:rsid="002cac5d" style:font-name-asian="Times New Roman2" style:font-size-asian="12pt" style:font-style-asian="normal" style:font-weight-asian="normal" style:font-name-complex="Times New Roman2" style:font-size-complex="12pt" style:font-style-complex="normal" style:font-weight-complex="normal"/>
    </style:style>
    <style:style style:name="T111" style:family="text">
      <style:text-properties style:font-name="Times New Roman1" fo:font-size="12pt" fo:font-style="normal" fo:font-weight="normal" officeooo:rsid="00411674" style:font-name-asian="Times New Roman2" style:font-size-asian="12pt" style:font-style-asian="normal" style:font-weight-asian="normal" style:font-name-complex="Times New Roman2" style:font-size-complex="12pt" style:font-style-complex="normal" style:font-weight-complex="normal"/>
    </style:style>
    <style:style style:name="T112" style:family="text">
      <style:text-properties style:font-name="Times New Roman1" fo:font-size="12pt" fo:font-style="normal" fo:font-weight="normal" officeooo:rsid="00536f3b" style:font-name-asian="Times New Roman2" style:font-size-asian="12pt" style:font-style-asian="normal" style:font-weight-asian="normal" style:font-name-complex="Times New Roman2" style:font-size-complex="12pt" style:font-style-complex="normal" style:font-weight-complex="normal"/>
    </style:style>
    <style:style style:name="T113" style:family="text">
      <style:text-properties style:font-name="Times New Roman1" fo:font-size="12pt" fo:font-style="normal" fo:font-weight="normal" officeooo:rsid="00701eeb" style:font-name-asian="Times New Roman2" style:font-size-asian="12pt" style:font-style-asian="normal" style:font-weight-asian="normal" style:font-name-complex="Times New Roman2" style:font-size-complex="12pt" style:font-style-complex="normal" style:font-weight-complex="normal"/>
    </style:style>
    <style:style style:name="T114" style:family="text">
      <style:text-properties style:font-name="Times New Roman1" fo:font-size="12pt" fo:font-style="normal" fo:font-weight="bold" officeooo:rsid="002003f2" style:font-name-asian="Times New Roman2" style:font-size-asian="12pt" style:font-style-asian="normal" style:font-weight-asian="bold" style:font-name-complex="Times New Roman2" style:font-size-complex="12pt" style:font-style-complex="normal" style:font-weight-complex="bold"/>
    </style:style>
    <style:style style:name="T115" style:family="text">
      <style:text-properties style:font-name="Times New Roman1" fo:font-size="12pt" fo:font-style="normal" fo:font-weight="bold" officeooo:rsid="002cac5d" style:font-name-asian="Times New Roman2" style:font-size-asian="12pt" style:font-style-asian="normal" style:font-weight-asian="bold" style:font-name-complex="Times New Roman2" style:font-size-complex="12pt" style:font-style-complex="normal" style:font-weight-complex="bold"/>
    </style:style>
    <style:style style:name="T116" style:family="text">
      <style:text-properties style:font-name="Times New Roman1" fo:font-size="12pt" fo:font-style="normal" fo:font-weight="bold" officeooo:rsid="00701eeb" style:font-name-asian="Times New Roman2" style:font-size-asian="12pt" style:font-style-asian="normal" style:font-weight-asian="bold" style:font-name-complex="Times New Roman2" style:font-size-complex="12pt" style:font-style-complex="normal" style:font-weight-complex="bold"/>
    </style:style>
    <style:style style:name="T117" style:family="text">
      <style:text-properties style:font-name="Times New Roman1" fo:font-size="12pt" style:font-size-asian="12pt" style:font-size-complex="12pt"/>
    </style:style>
    <style:style style:name="T118" style:family="text">
      <style:text-properties style:font-name="Times New Roman1" fo:font-size="12pt" fo:background-color="transparent" loext:char-shading-value="0" style:font-name-asian="Times New Roman2" style:font-size-asian="12pt" style:font-name-complex="Times New Roman2" style:font-size-complex="12pt"/>
    </style:style>
    <style:style style:name="T119" style:family="text">
      <style:text-properties style:font-name="Times New Roman1" fo:font-size="12pt" officeooo:rsid="004833a2" fo:background-color="transparent" loext:char-shading-value="0" style:font-name-asian="Times New Roman2" style:font-size-asian="12pt" style:font-name-complex="Times New Roman2" style:font-size-complex="12pt"/>
    </style:style>
    <style:style style:name="T120" style:family="text">
      <style:text-properties style:font-name="Times New Roman1" fo:font-size="12pt" officeooo:rsid="004d3164" fo:background-color="transparent" loext:char-shading-value="0" style:font-name-asian="Times New Roman2" style:font-size-asian="12pt" style:font-name-complex="Times New Roman2" style:font-size-complex="12pt"/>
    </style:style>
    <style:style style:name="T121" style:family="text">
      <style:text-properties style:font-name="Times New Roman1" fo:font-size="12pt" officeooo:rsid="003a3ea5" fo:background-color="transparent" loext:char-shading-value="0" style:font-name-asian="Times New Roman2" style:font-size-asian="12pt" style:font-name-complex="Times New Roman2" style:font-size-complex="12pt"/>
    </style:style>
    <style:style style:name="T122" style:family="text">
      <style:text-properties style:font-name="Times New Roman1" fo:font-size="12pt" officeooo:rsid="004ea711" fo:background-color="transparent" loext:char-shading-value="0" style:font-name-asian="Times New Roman2" style:font-size-asian="12pt" style:font-name-complex="Times New Roman2" style:font-size-complex="12pt"/>
    </style:style>
    <style:style style:name="T123" style:family="text">
      <style:text-properties style:font-name="Times New Roman1" fo:font-size="12pt" officeooo:rsid="0059bf05" fo:background-color="transparent" loext:char-shading-value="0" style:font-name-asian="Times New Roman2" style:font-size-asian="12pt" style:font-name-complex="Times New Roman2" style:font-size-complex="12pt"/>
    </style:style>
    <style:style style:name="T124" style:family="text">
      <style:text-properties style:font-name="Times New Roman1" fo:font-size="12pt" officeooo:rsid="006931ec" fo:background-color="transparent" loext:char-shading-value="0" style:font-name-asian="Times New Roman2" style:font-size-asian="12pt" style:font-name-complex="Times New Roman2" style:font-size-complex="12pt"/>
    </style:style>
    <style:style style:name="T125" style:family="text">
      <style:text-properties style:font-name="Times New Roman1" fo:font-size="12pt" officeooo:rsid="00616076" fo:background-color="transparent" loext:char-shading-value="0" style:font-name-asian="Times New Roman2" style:font-size-asian="12pt" style:font-name-complex="Times New Roman2" style:font-size-complex="12pt"/>
    </style:style>
    <style:style style:name="T126" style:family="text">
      <style:text-properties style:font-name="Times New Roman1" fo:font-size="12pt" officeooo:rsid="002b5af5" fo:background-color="transparent" loext:char-shading-value="0" style:font-name-asian="Times New Roman2" style:font-size-asian="12pt" style:font-name-complex="Times New Roman2" style:font-size-complex="12pt"/>
    </style:style>
    <style:style style:name="T127" style:family="text">
      <style:text-properties style:font-name="Times New Roman1" fo:font-size="12pt" officeooo:rsid="002b0b5a" fo:background-color="transparent" loext:char-shading-value="0" style:font-name-asian="Times New Roman2" style:font-size-asian="12pt" style:font-name-complex="Times New Roman2" style:font-size-complex="12pt"/>
    </style:style>
    <style:style style:name="T128" style:family="text">
      <style:text-properties style:font-name="Times New Roman1" fo:font-size="12pt" officeooo:rsid="006931ec" fo:background-color="#ffff00" loext:char-shading-value="0" style:font-name-asian="Times New Roman2" style:font-size-asian="12pt" style:font-name-complex="Times New Roman2" style:font-size-complex="12pt"/>
    </style:style>
    <style:style style:name="T129" style:family="text">
      <style:text-properties style:font-name="Times New Roman1" fo:font-size="12pt" officeooo:rsid="00701eeb" fo:background-color="#ffff00" loext:char-shading-value="0" style:font-name-asian="Times New Roman2" style:font-size-asian="12pt" style:font-name-complex="Times New Roman2" style:font-size-complex="12pt"/>
    </style:style>
    <style:style style:name="T130" style:family="text">
      <style:text-properties style:font-name="Times New Roman1" fo:font-size="12pt" officeooo:rsid="003cc50e" fo:background-color="#ffff00" loext:char-shading-value="0" style:font-name-asian="Times New Roman2" style:font-size-asian="12pt" style:font-name-complex="Times New Roman2" style:font-size-complex="12pt"/>
    </style:style>
    <style:style style:name="T131" style:family="text">
      <style:text-properties style:font-name="Times New Roman1" fo:font-weight="bold" style:font-name-asian="Times New Roman2" style:font-weight-asian="bold" style:font-name-complex="Times New Roman2" style:font-weight-complex="bold"/>
    </style:style>
    <style:style style:name="T132" style:family="text">
      <style:text-properties style:font-name="Times New Roman1" fo:font-weight="normal" officeooo:rsid="0037cca0" style:font-name-asian="Times New Roman2" style:font-weight-asian="normal" style:font-name-complex="Times New Roman2" style:font-weight-complex="normal"/>
    </style:style>
    <style:style style:name="T133" style:family="text">
      <style:text-properties style:font-name="Times New Roman1" style:font-name-asian="Times New Roman2" style:font-name-complex="Times New Roman2"/>
    </style:style>
    <style:style style:name="T134" style:family="text">
      <style:text-properties style:font-name="Times New Roman1" officeooo:rsid="003a3ea5" style:font-name-asian="Times New Roman2" style:font-name-complex="Times New Roman2"/>
    </style:style>
    <style:style style:name="T135" style:family="text">
      <style:text-properties style:font-name="Times New Roman1" officeooo:rsid="003b62d1" style:font-name-asian="Times New Roman2" style:font-name-complex="Times New Roman2"/>
    </style:style>
    <style:style style:name="T136" style:family="text">
      <style:text-properties style:font-name="Times New Roman1" officeooo:rsid="004833a2" fo:background-color="transparent" loext:char-shading-value="0" style:font-name-asian="Times New Roman2" style:font-name-complex="Times New Roman2"/>
    </style:style>
    <style:style style:name="T137" style:family="text">
      <style:text-properties style:font-name="Courier New" fo:font-size="10pt" style:font-name-asian="Times New Roman2" style:font-size-asian="10pt" style:font-name-complex="Courier New2" style:font-size-complex="10pt"/>
    </style:style>
    <style:style style:name="T138" style:family="text">
      <style:text-properties style:font-name="Courier New" fo:font-size="10pt" fo:font-weight="bold" style:font-name-asian="Times New Roman2" style:font-size-asian="10pt" style:font-weight-asian="bold" style:font-name-complex="Courier New2" style:font-size-complex="10pt" style:font-weight-complex="bold"/>
    </style:style>
    <style:style style:name="T139" style:family="text">
      <style:text-properties style:font-name="Courier New" fo:font-size="10pt" fo:font-weight="normal" officeooo:rsid="0029ea1b" style:font-name-asian="Times New Roman2" style:font-size-asian="10pt" style:font-weight-asian="normal" style:font-name-complex="Courier New2" style:font-size-complex="10pt" style:font-weight-complex="normal"/>
    </style:style>
    <style:style style:name="T140" style:family="text">
      <style:text-properties fo:font-weight="normal" style:font-weight-asian="normal" style:font-weight-complex="normal"/>
    </style:style>
    <style:style style:name="T141" style:family="text">
      <style:text-properties fo:font-weight="normal" officeooo:rsid="003afbc0" style:font-weight-asian="normal" style:font-weight-complex="normal"/>
    </style:style>
    <style:style style:name="T142" style:family="text">
      <style:text-properties fo:font-weight="normal" officeooo:rsid="00604dde" style:font-weight-asian="normal" style:font-weight-complex="normal"/>
    </style:style>
    <style:style style:name="T143" style:family="text">
      <style:text-properties fo:font-weight="normal" officeooo:rsid="005f6f08" style:font-name-asian="Times New Roman2" style:font-weight-asian="normal" style:font-name-complex="Times New Roman2" style:font-weight-complex="normal"/>
    </style:style>
    <style:style style:name="T144" style:family="text">
      <style:text-properties fo:font-weight="normal" officeooo:rsid="0068776a" fo:background-color="#ffff00" loext:char-shading-value="0" style:font-weight-asian="normal" style:font-weight-complex="normal"/>
    </style:style>
    <style:style style:name="T145" style:family="text">
      <style:text-properties fo:font-weight="normal" officeooo:rsid="00701eeb" fo:background-color="#ffff00" loext:char-shading-value="0" style:font-weight-asian="normal" style:font-weight-complex="normal"/>
    </style:style>
    <style:style style:name="T146" style:family="text">
      <style:text-properties fo:font-weight="bold" style:font-weight-asian="bold" style:font-weight-complex="bold"/>
    </style:style>
    <style:style style:name="T147" style:family="text">
      <style:text-properties fo:font-weight="bold" officeooo:rsid="003a3ea5" style:font-weight-asian="bold" style:font-weight-complex="bold"/>
    </style:style>
    <style:style style:name="T148" style:family="text">
      <style:text-properties fo:font-weight="bold" officeooo:rsid="003afbc0" style:font-weight-asian="bold" style:font-weight-complex="bold"/>
    </style:style>
    <style:style style:name="T149" style:family="text">
      <style:text-properties fo:font-weight="bold" officeooo:rsid="003b62d1" style:font-weight-asian="bold" style:font-weight-complex="bold"/>
    </style:style>
    <style:style style:name="T150" style:family="text">
      <style:text-properties fo:font-weight="bold" officeooo:rsid="003cc50e" style:font-weight-asian="bold" style:font-weight-complex="bold"/>
    </style:style>
    <style:style style:name="T151" style:family="text">
      <style:text-properties fo:font-style="normal" style:font-name-asian="Times New Roman2" style:font-style-asian="normal" style:font-name-complex="Times New Roman2" style:font-style-complex="normal"/>
    </style:style>
    <style:style style:name="T152" style:family="text">
      <style:text-properties fo:font-style="normal" officeooo:rsid="002003f2" style:font-name-asian="Times New Roman2" style:font-style-asian="normal" style:font-name-complex="Times New Roman2" style:font-style-complex="normal"/>
    </style:style>
    <style:style style:name="T153" style:family="text">
      <style:text-properties fo:font-style="normal" fo:font-weight="normal" style:font-name-asian="Times New Roman2" style:font-style-asian="normal" style:font-weight-asian="normal" style:font-name-complex="Times New Roman2" style:font-style-complex="normal" style:font-weight-complex="normal"/>
    </style:style>
    <style:style style:name="T154" style:family="text">
      <style:text-properties fo:font-style="normal" fo:font-weight="normal" officeooo:rsid="002003f2" style:font-name-asian="Times New Roman2" style:font-style-asian="normal" style:font-weight-asian="normal" style:font-name-complex="Times New Roman2" style:font-style-complex="normal" style:font-weight-complex="normal"/>
    </style:style>
    <style:style style:name="T155" style:family="text">
      <style:text-properties fo:font-style="normal" fo:font-weight="normal" officeooo:rsid="00251dcc" style:font-name-asian="Times New Roman2" style:font-style-asian="normal" style:font-weight-asian="normal" style:font-name-complex="Times New Roman2" style:font-style-complex="normal" style:font-weight-complex="normal"/>
    </style:style>
    <style:style style:name="T156" style:family="text">
      <style:text-properties fo:font-style="normal" fo:font-weight="bold" style:font-name-asian="Times New Roman2" style:font-style-asian="normal" style:font-weight-asian="bold" style:font-name-complex="Times New Roman2" style:font-style-complex="normal" style:font-weight-complex="bold"/>
    </style:style>
    <style:style style:name="T157" style:family="text">
      <style:text-properties fo:font-style="normal" fo:font-weight="bold" officeooo:rsid="002003f2" style:font-name-asian="Times New Roman2" style:font-style-asian="normal" style:font-weight-asian="bold" style:font-name-complex="Times New Roman2" style:font-style-complex="normal" style:font-weight-complex="bold"/>
    </style:style>
    <style:style style:name="T158" style:family="text">
      <style:text-properties officeooo:rsid="002003f2"/>
    </style:style>
    <style:style style:name="T159" style:family="text">
      <style:text-properties style:text-line-through-style="solid" style:text-line-through-type="single" style:font-name="Times New Roman1" fo:font-size="12pt" style:font-name-asian="Times New Roman2" style:font-size-asian="12pt" style:font-name-complex="Courier New2" style:font-size-complex="12pt"/>
    </style:style>
    <style:style style:name="T160" style:family="text">
      <style:text-properties style:text-position="0% 100%" style:font-name="Times New Roman1" fo:font-size="12pt" fo:font-weight="normal" officeooo:rsid="002cac5d" style:font-name-asian="Times New Roman2" style:font-size-asian="12pt" style:font-weight-asian="normal" style:font-name-complex="Times New Roman2" style:font-size-complex="12pt" style:font-weight-complex="normal"/>
    </style:style>
    <style:style style:name="T161" style:family="text">
      <style:text-properties style:text-position="0% 100%" style:font-name="Times New Roman1" fo:font-size="12pt" fo:font-weight="normal" officeooo:rsid="00425b94" style:font-name-asian="Times New Roman2" style:font-size-asian="12pt" style:font-weight-asian="normal" style:font-name-complex="Times New Roman2" style:font-size-complex="12pt" style:font-weight-complex="normal"/>
    </style:style>
    <style:style style:name="T162" style:family="text">
      <style:text-properties style:text-position="0% 100%" style:font-name="Times New Roman1" fo:font-size="12pt" fo:font-weight="bold" officeooo:rsid="002cac5d" style:font-name-asian="Times New Roman2" style:font-size-asian="12pt" style:font-weight-asian="bold" style:font-name-complex="Times New Roman2" style:font-size-complex="12pt" style:font-weight-complex="bold"/>
    </style:style>
    <style:style style:name="T163" style:family="text">
      <style:text-properties style:text-position="0% 100%" style:font-name="Times New Roman1" fo:font-size="12pt" fo:font-style="normal" fo:font-weight="normal" officeooo:rsid="002cac5d" style:font-name-asian="Times New Roman2" style:font-size-asian="12pt" style:font-style-asian="normal" style:font-weight-asian="normal" style:font-name-complex="Times New Roman2" style:font-size-complex="12pt" style:font-style-complex="normal" style:font-weight-complex="normal"/>
    </style:style>
    <style:style style:name="T164" style:family="text">
      <style:text-properties officeooo:rsid="003b62d1"/>
    </style:style>
    <style:style style:name="T165" style:family="text">
      <style:text-properties officeooo:rsid="003e1ef8"/>
    </style:style>
    <style:style style:name="T166" style:family="text">
      <style:text-properties officeooo:rsid="0040282a"/>
    </style:style>
    <style:style style:name="T167" style:family="text">
      <style:text-properties officeooo:rsid="0040c82a"/>
    </style:style>
    <style:style style:name="T168" style:family="text">
      <style:text-properties officeooo:rsid="00411674"/>
    </style:style>
    <style:style style:name="T169" style:family="text">
      <style:text-properties officeooo:rsid="004afe87"/>
    </style:style>
    <style:style style:name="T170" style:family="text">
      <style:text-properties officeooo:rsid="004ba202"/>
    </style:style>
    <style:style style:name="T171" style:family="text">
      <style:text-properties officeooo:rsid="0050fc41"/>
    </style:style>
    <style:style style:name="T172" style:family="text">
      <style:text-properties officeooo:rsid="0051f694"/>
    </style:style>
    <style:style style:name="T173" style:family="text">
      <style:text-properties officeooo:rsid="00536f3b"/>
    </style:style>
    <style:style style:name="T174" style:family="text">
      <style:text-properties officeooo:rsid="001c1c2c"/>
    </style:style>
    <style:style style:name="T175" style:family="text">
      <style:text-properties officeooo:rsid="0056f465"/>
    </style:style>
    <style:style style:name="T176" style:family="text">
      <style:text-properties officeooo:rsid="005f6f08"/>
    </style:style>
    <style:style style:name="T177" style:family="text">
      <style:text-properties officeooo:rsid="006296af" fo:background-color="transparent" loext:char-shading-value="0"/>
    </style:style>
    <style:style style:name="T178" style:family="text">
      <style:text-properties officeooo:rsid="0052074e"/>
    </style:style>
    <style:style style:name="T179" style:family="text">
      <style:text-properties officeooo:rsid="00507e9f"/>
    </style:style>
    <style:style style:name="T180" style:family="text">
      <style:text-properties officeooo:rsid="0052f7e5"/>
    </style:style>
    <style:style style:name="T181" style:family="text">
      <style:text-properties officeooo:rsid="0069668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Approved Errata to AADL V2.1</text:p>
      <text:p text:style-name="P92"><text:span text:style-name="T181">Feb</text:span> 2016</text:p>
      <text:p text:style-name="P93">See also <text:a xlink:type="simple" xlink:href="http://www.github.com/saeaadl/aadlv2.1/issues" text:style-name="Internet_20_link" text:visited-style-name="Visited_20_Internet_20_Link">www.github.com/saeaadl/aadlv2.1/issues</text:a></text:p>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2501_1836649956" text:style-name="Index_20_Link" text:visited-style-name="Index_20_Link">4.5 Subcomponents<text:tab/>4</text:a></text:p>
          <text:p text:style-name="P95"><text:a xlink:type="simple" xlink:href="#__RefHeading___Toc2503_1836649956" text:style-name="Index_20_Link" text:visited-style-name="Index_20_Link">Specifying Array Sizes<text:tab/>4</text:a></text:p>
          <text:p text:style-name="P94"><text:a xlink:type="simple" xlink:href="#__RefHeading___Toc2507_1836649956" text:style-name="Index_20_Link" text:visited-style-name="Index_20_Link">4.7 Prototypes<text:tab/>4</text:a></text:p>
          <text:p text:style-name="P95"><text:a xlink:type="simple" xlink:href="#__RefHeading___Toc2511_1836649956" text:style-name="Index_20_Link" text:visited-style-name="Index_20_Link">Prototype Bindings<text:tab/>4</text:a></text:p>
          <text:p text:style-name="P94"><text:a xlink:type="simple" xlink:href="#__RefHeading___Toc2513_1836649956" text:style-name="Index_20_Link" text:visited-style-name="Index_20_Link">4.8 Annex Subclauses and 11.1 Property Sets<text:tab/>4</text:a></text:p>
          <text:p text:style-name="P95"><text:a xlink:type="simple" xlink:href="#__RefHeading___Toc2515_1836649956" text:style-name="Index_20_Link" text:visited-style-name="Index_20_Link">Annex Subclauses in Property Sets<text:tab/>4</text:a></text:p>
          <text:p text:style-name="P94"><text:a xlink:type="simple" xlink:href="#__RefHeading___Toc2517_1836649956" text:style-name="Index_20_Link" text:visited-style-name="Index_20_Link">5.1 Data Section<text:tab/>5</text:a></text:p>
          <text:p text:style-name="P95"><text:a xlink:type="simple" xlink:href="#__RefHeading___Toc2519_1836649956" text:style-name="Index_20_Link" text:visited-style-name="Index_20_Link">Provides data access for data components<text:tab/>5</text:a></text:p>
          <text:p text:style-name="P94"><text:a xlink:type="simple" xlink:href="#__RefHeading___Toc2525_1836649956" text:style-name="Index_20_Link" text:visited-style-name="Index_20_Link">5.4 Thread Section<text:tab/>5</text:a></text:p>
          <text:p text:style-name="P95"><text:a xlink:type="simple" xlink:href="#__RefHeading___Toc2527_1836649956" text:style-name="Index_20_Link" text:visited-style-name="Index_20_Link">Predeclared Complete and Error ports<text:tab/>5</text:a></text:p>
          <text:p text:style-name="P95"><text:a xlink:type="simple" xlink:href="#__RefHeading___Toc2113_2104931004" text:style-name="Index_20_Link" text:visited-style-name="Index_20_Link">Predeclared Stop and Abort ports<text:tab/>5</text:a></text:p>
          <text:p text:style-name="P95"><text:a xlink:type="simple" xlink:href="#__RefHeading___Toc2529_1836649956" text:style-name="Index_20_Link" text:visited-style-name="Index_20_Link">Provides data access for threads<text:tab/>5</text:a></text:p>
          <text:p text:style-name="P94"><text:a xlink:type="simple" xlink:href="#__RefHeading___Toc3715_229417703" text:style-name="Index_20_Link" text:visited-style-name="Index_20_Link"><text:s/>6.2 Virtual Processors<text:tab/>6</text:a></text:p>
          <text:p text:style-name="P95"><text:a xlink:type="simple" xlink:href="#__RefHeading___Toc2533_1836649956" text:style-name="Index_20_Link" text:visited-style-name="Index_20_Link">Requires Bus Access in Virtual Processors<text:tab/>6</text:a></text:p>
          <text:p text:style-name="P94"><text:a xlink:type="simple" xlink:href="#__RefHeading___Toc2535_1836649956" text:style-name="Index_20_Link" text:visited-style-name="Index_20_Link">6.4 Buses<text:tab/>6</text:a></text:p>
          <text:p text:style-name="P95"><text:a xlink:type="simple" xlink:href="#__RefHeading___Toc2537_1836649956" text:style-name="Index_20_Link" text:visited-style-name="Index_20_Link">Provides Bus Access in Buses<text:tab/>6</text:a></text:p>
          <text:p text:style-name="P94"><text:a xlink:type="simple" xlink:href="#__RefHeading___Toc3699_1267694654" text:style-name="Index_20_Link" text:visited-style-name="Index_20_Link">6.3/4/5 Component Types with Modes<text:tab/>6</text:a></text:p>
          <text:p text:style-name="P95"><text:a xlink:type="simple" xlink:href="#__RefHeading___Toc2533_18366499561" text:style-name="Index_20_Link" text:visited-style-name="Index_20_Link">No ports to trigger mode transitions<text:tab/>6</text:a></text:p>
          <text:p text:style-name="P94"><text:a xlink:type="simple" xlink:href="#__RefHeading___Toc2543_1836649956" text:style-name="Index_20_Link" text:visited-style-name="Index_20_Link">8.x Component Internal Events and Processor Feature Proxies<text:tab/>7</text:a></text:p>
          <text:p text:style-name="P95"><text:a xlink:type="simple" xlink:href="#__RefHeading___Toc2545_1836649956" text:style-name="Index_20_Link" text:visited-style-name="Index_20_Link">self.&lt;eventname&gt; and processor.&lt;subprogramorport&gt; references explicitly declared entities<text:tab/>7</text:a></text:p>
          <text:p text:style-name="P95"><text:a xlink:type="simple" xlink:href="#__RefHeading___Toc3344_1904462755" text:style-name="Index_20_Link" text:visited-style-name="Index_20_Link">Properties on internal features processor feature proxies<text:tab/>7</text:a></text:p>
          <text:p text:style-name="P94"><text:soft-page-break/><text:a xlink:type="simple" xlink:href="#__RefHeading___Toc2551_1836649956" text:style-name="Index_20_Link" text:visited-style-name="Index_20_Link">8 Features<text:tab/>7</text:a></text:p>
          <text:p text:style-name="P95"><text:a xlink:type="simple" xlink:href="#__RefHeading___Toc2119_2104931004" text:style-name="Index_20_Link" text:visited-style-name="Index_20_Link">8.1 Classifiers on abstract features<text:tab/>7</text:a></text:p>
          <text:p text:style-name="P95"><text:a xlink:type="simple" xlink:href="#__RefHeading___Toc2553_1836649956" text:style-name="Index_20_Link" text:visited-style-name="Index_20_Link">8.1 Feature Array Legality Rules<text:tab/>8</text:a></text:p>
          <text:p text:style-name="P94"><text:a xlink:type="simple" xlink:href="#__RefHeading___Toc3717_229417703" text:style-name="Index_20_Link" text:visited-style-name="Index_20_Link">8.2 Feature Groups and Types<text:tab/>8</text:a></text:p>
          <text:p text:style-name="P95"><text:a xlink:type="simple" xlink:href="#__RefHeading___Toc2557_1836649956" text:style-name="Index_20_Link" text:visited-style-name="Index_20_Link">Properties in Feature Group Types<text:tab/>8</text:a></text:p>
          <text:p text:style-name="P95"><text:a xlink:type="simple" xlink:href="#__RefHeading___Toc3719_229417703" text:style-name="Index_20_Link" text:visited-style-name="Index_20_Link">Nested Naming of Feature Group Features<text:tab/>8</text:a></text:p>
          <text:p text:style-name="P94"><text:a xlink:type="simple" xlink:href="#__RefHeading___Toc2563_1836649956" text:style-name="Index_20_Link" text:visited-style-name="Index_20_Link">8.7 Bus Component Access<text:tab/>8</text:a></text:p>
          <text:p text:style-name="P95"><text:a xlink:type="simple" xlink:href="#__RefHeading___Toc2565_1836649956" text:style-name="Index_20_Link" text:visited-style-name="Index_20_Link">Refinement of abstract feature<text:tab/>8</text:a></text:p>
          <text:p text:style-name="P94"><text:a xlink:type="simple" xlink:href="#__RefHeading___Toc2569_1836649956" text:style-name="Index_20_Link" text:visited-style-name="Index_20_Link">9 Connections<text:tab/>9</text:a></text:p>
          <text:p text:style-name="P95"><text:a xlink:type="simple" xlink:href="#__RefHeading___Toc2121_2104931004" text:style-name="Index_20_Link" text:visited-style-name="Index_20_Link">Connection from incoming to outgoing features<text:tab/>9</text:a></text:p>
          <text:p text:style-name="P95"><text:a xlink:type="simple" xlink:href="#__RefHeading___Toc2123_2104931004" text:style-name="Index_20_Link" text:visited-style-name="Index_20_Link">9.2.3 New connection patterns for Component Arrays and Feature Arrays<text:tab/>9</text:a></text:p>
          <text:p text:style-name="P95"><text:a xlink:type="simple" xlink:href="#__RefHeading___Toc2575_1836649956" text:style-name="Index_20_Link" text:visited-style-name="Index_20_Link">9.2.4 Port Communication Timing<text:tab/>9</text:a></text:p>
          <text:p text:style-name="P95"><text:a xlink:type="simple" xlink:href="#__RefHeading___Toc2577_1836649956" text:style-name="Index_20_Link" text:visited-style-name="Index_20_Link">9.4 Access Connections<text:tab/>9</text:a></text:p>
          <text:p text:style-name="P95"><text:a xlink:type="simple" xlink:href="#__RefHeading___Toc2579_1836649956" text:style-name="Index_20_Link" text:visited-style-name="Index_20_Link">Bus Access Directions<text:tab/>9</text:a></text:p>
          <text:p text:style-name="P95"><text:a xlink:type="simple" xlink:href="#__RefHeading___Toc2581_1836649956" text:style-name="Index_20_Link" text:visited-style-name="Index_20_Link">9.4 Connection type matching for feature groups<text:tab/>10</text:a></text:p>
          <text:p text:style-name="P95"><text:a xlink:type="simple" xlink:href="#__RefHeading___Toc2583_1836649956" text:style-name="Index_20_Link" text:visited-style-name="Index_20_Link">9.4 Connection type Matching Equivalence/complement.<text:tab/>10</text:a></text:p>
          <text:p text:style-name="P94"><text:a xlink:type="simple" xlink:href="#__RefHeading___Toc2597_1836649956" text:style-name="Index_20_Link" text:visited-style-name="Index_20_Link">10 Flows<text:tab/>10</text:a></text:p>
          <text:p text:style-name="P95"><text:a xlink:type="simple" xlink:href="#__RefHeading___Toc2125_2104931004" text:style-name="Index_20_Link" text:visited-style-name="Index_20_Link">Hardware Flows<text:tab/>10</text:a></text:p>
          <text:p text:style-name="P95"><text:a xlink:type="simple" xlink:href="#__RefHeading___Toc2599_1836649956" text:style-name="Index_20_Link" text:visited-style-name="Index_20_Link">Flow refinement definition<text:tab/>10</text:a></text:p>
          <text:p text:style-name="P95"><text:a xlink:type="simple" xlink:href="#__RefHeading___Toc2603_1836649956" text:style-name="Index_20_Link" text:visited-style-name="Index_20_Link">10.3 End to end flow<text:tab/>10</text:a></text:p>
          <text:p text:style-name="P94"><text:a xlink:type="simple" xlink:href="#__RefHeading___Toc2609_1836649956" text:style-name="Index_20_Link" text:visited-style-name="Index_20_Link">11 Properties<text:tab/>11</text:a></text:p>
          <text:p text:style-name="P95"><text:a xlink:type="simple" xlink:href="#__RefHeading___Toc2617_1836649956" text:style-name="Index_20_Link" text:visited-style-name="Index_20_Link">11.1.2 applies to all in property definitions<text:tab/>11</text:a></text:p>
          <text:p text:style-name="P95"><text:a xlink:type="simple" xlink:href="#__RefHeading___Toc2619_1836649956" text:style-name="Index_20_Link" text:visited-style-name="Index_20_Link">inherit and applies to<text:tab/>12</text:a></text:p>
          <text:p text:style-name="P95"><text:a xlink:type="simple" xlink:href="#__RefHeading___Toc2127_2104931004" text:style-name="Index_20_Link" text:visited-style-name="Index_20_Link">11.3 Annex specific sub-path in property associations<text:tab/>12</text:a></text:p>
          <text:p text:style-name="P95"><text:a xlink:type="simple" xlink:href="#__RefHeading___Toc2623_1836649956" text:style-name="Index_20_Link" text:visited-style-name="Index_20_Link">11.3 Final keyword in property association<text:tab/>12</text:a></text:p>
          <text:p text:style-name="P95"><text:a xlink:type="simple" xlink:href="#__RefHeading___Toc2627_1836649956" text:style-name="Index_20_Link" text:visited-style-name="Index_20_Link">11.4 Compute term in property expressions<text:tab/>13</text:a></text:p>
          <text:p text:style-name="P94"><text:a xlink:type="simple" xlink:href="#__RefHeading___Toc2629_1836649956" text:style-name="Index_20_Link" text:visited-style-name="Index_20_Link">12 Modes<text:tab/>13</text:a></text:p>
          <text:p text:style-name="P95"><text:a xlink:type="simple" xlink:href="#__RefHeading___Toc2631_1836649956" text:style-name="Index_20_Link" text:visited-style-name="Index_20_Link">Abstract features as mode transition triggers<text:tab/>13</text:a></text:p>
          <text:p text:style-name="P94"><text:a xlink:type="simple" xlink:href="#__RefHeading___Toc2129_2104931004" text:style-name="Index_20_Link" text:visited-style-name="Index_20_Link">A. Predeclared Properties<text:tab/>13</text:a></text:p>
          <text:p text:style-name="P95"><text:soft-page-break/><text:a xlink:type="simple" xlink:href="#__RefHeading___Toc2637_18366499561" text:style-name="Index_20_Link" text:visited-style-name="Index_20_Link">Circular Dependencies between AADL_Project, Timing, and Memory properties<text:tab/>13</text:a></text:p>
          <text:p text:style-name="P94"><text:a xlink:type="simple" xlink:href="#__RefHeading___Toc2131_2104931004" text:style-name="Index_20_Link" text:visited-style-name="Index_20_Link">A.1 Deployment Properties<text:tab/>14</text:a></text:p>
          <text:p text:style-name="P95"><text:a xlink:type="simple" xlink:href="#__RefHeading___Toc2637_1836649956" text:style-name="Index_20_Link" text:visited-style-name="Index_20_Link">Scheduling_Protocol<text:tab/>14</text:a></text:p>
          <text:p text:style-name="P95"><text:a xlink:type="simple" xlink:href="#__RefHeading___Toc2639_1836649956" text:style-name="Index_20_Link" text:visited-style-name="Index_20_Link">Actual_Memory_Binding<text:tab/>14</text:a></text:p>
          <text:p text:style-name="P95"><text:a xlink:type="simple" xlink:href="#__RefHeading___Toc2641_1836649956" text:style-name="Index_20_Link" text:visited-style-name="Index_20_Link">Actual_Connection_Binding and friends<text:tab/>14</text:a></text:p>
          <text:p text:style-name="P95"><text:a xlink:type="simple" xlink:href="#__RefHeading___Toc2133_2104931004" text:style-name="Index_20_Link" text:visited-style-name="Index_20_Link">Memory bindings for virtual processors<text:tab/>14</text:a></text:p>
          <text:p text:style-name="P94"><text:a xlink:type="simple" xlink:href="#__RefHeading___Toc3701_1267694654" text:style-name="Index_20_Link" text:visited-style-name="Index_20_Link">A.2 Thread Properties<text:tab/>15</text:a></text:p>
          <text:p text:style-name="P95"><text:a xlink:type="simple" xlink:href="#__RefHeading___Toc3703_1267694654" text:style-name="Index_20_Link" text:visited-style-name="Index_20_Link">Priority<text:tab/>15</text:a></text:p>
          <text:p text:style-name="P94"><text:a xlink:type="simple" xlink:href="#__RefHeading___Toc2651_1836649956" text:style-name="Index_20_Link" text:visited-style-name="Index_20_Link">A.3 Timing Properties<text:tab/>15</text:a></text:p>
          <text:p text:style-name="P95"><text:a xlink:type="simple" xlink:href="#__RefHeading___Toc2653_1836649956" text:style-name="Index_20_Link" text:visited-style-name="Index_20_Link">Process_Swap_Execution_Time<text:tab/>15</text:a></text:p>
          <text:p text:style-name="P95"><text:a xlink:type="simple" xlink:href="#__RefHeading___Toc2655_1836649956" text:style-name="Index_20_Link" text:visited-style-name="Index_20_Link">Status: Documented. Implemented.<text:tab/>15</text:a></text:p>
          <text:p text:style-name="P95"><text:a xlink:type="simple" xlink:href="#__RefHeading___Toc2657_1836649956" text:style-name="Index_20_Link" text:visited-style-name="Index_20_Link">Scaling_Factor<text:tab/>15</text:a></text:p>
          <text:p text:style-name="P95"><text:a xlink:type="simple" xlink:href="#__RefHeading___Toc2659_1836649956" text:style-name="Index_20_Link" text:visited-style-name="Index_20_Link">Period<text:tab/>16</text:a></text:p>
          <text:p text:style-name="P95"><text:a xlink:type="simple" xlink:href="#__RefHeading___Toc2625_308009667" text:style-name="Index_20_Link" text:visited-style-name="Index_20_Link">Reference_Time<text:tab/>16</text:a></text:p>
          <text:p text:style-name="P94"><text:a xlink:type="simple" xlink:href="#__RefHeading___Toc2663_1836649956" text:style-name="Index_20_Link" text:visited-style-name="Index_20_Link">A.4 Communication Properties<text:tab/>16</text:a></text:p>
          <text:p text:style-name="P95"><text:a xlink:type="simple" xlink:href="#__RefHeading___Toc2665_1836649956" text:style-name="Index_20_Link" text:visited-style-name="Index_20_Link">Data_Rate and Data_Rate_Units<text:tab/>16</text:a></text:p>
          <text:p text:style-name="P95"><text:a xlink:type="simple" xlink:href="#__RefHeading___Toc2667_1836649956" text:style-name="Index_20_Link" text:visited-style-name="Index_20_Link">Latency<text:tab/>16</text:a></text:p>
          <text:p text:style-name="P95"><text:a xlink:type="simple" xlink:href="#__RefHeading___Toc2669_1836649956" text:style-name="Index_20_Link" text:visited-style-name="Index_20_Link">Allow on Feature instead of Port<text:tab/>17</text:a></text:p>
          <text:p text:style-name="P95"><text:a xlink:type="simple" xlink:href="#__RefHeading___Toc2671_1836649956" text:style-name="Index_20_Link" text:visited-style-name="Index_20_Link">Transmission_Type<text:tab/>17</text:a></text:p>
          <text:p text:style-name="P95"><text:a xlink:type="simple" xlink:href="#__RefHeading___Toc3705_1267694654" text:style-name="Index_20_Link" text:visited-style-name="Index_20_Link">Input_Time/Output_Time<text:tab/>17</text:a></text:p>
          <text:p text:style-name="P94"><text:a xlink:type="simple" xlink:href="#__RefHeading___Toc2673_1836649956" text:style-name="Index_20_Link" text:visited-style-name="Index_20_Link">Status: Accepted (Jan 2016). Documented. Implemented.<text:tab/>17</text:a></text:p>
          <text:p text:style-name="P94"><text:a xlink:type="simple" xlink:href="#__RefHeading___Toc3707_1267694654" text:style-name="Index_20_Link" text:visited-style-name="Index_20_Link">A.5 Memory Properties<text:tab/>17</text:a></text:p>
          <text:p text:style-name="P95"><text:a xlink:type="simple" xlink:href="#__RefHeading___Toc2675_1836649956" text:style-name="Index_20_Link" text:visited-style-name="Index_20_Link">Source_* Properties<text:tab/>17</text:a></text:p>
          <text:p text:style-name="P95"><text:a xlink:type="simple" xlink:href="#__RefHeading___Toc2679_1836649956" text:style-name="Index_20_Link" text:visited-style-name="Index_20_Link">Stack_Size, Data_Size, Code_Size<text:tab/>17</text:a></text:p>
          <text:p text:style-name="P95"><text:a xlink:type="simple" xlink:href="#__RefHeading___Toc2681_1836649956" text:style-name="Index_20_Link" text:visited-style-name="Index_20_Link">Byte_Count property<text:tab/>18</text:a></text:p>
          <text:p text:style-name="P95"><text:a xlink:type="simple" xlink:href="#__RefHeading___Toc2135_2104931004" text:style-name="Index_20_Link" text:visited-style-name="Index_20_Link">Memory_Size property<text:tab/>18</text:a></text:p>
          <text:p text:style-name="P94"><text:a xlink:type="simple" xlink:href="#__RefHeading___Toc2683_1836649956" text:style-name="Index_20_Link" text:visited-style-name="Index_20_Link">A.6 Programming Properties<text:tab/>18</text:a></text:p>
          <text:p text:style-name="P95"><text:a xlink:type="simple" xlink:href="#__RefHeading___Toc2685_1836649956" text:style-name="Index_20_Link" text:visited-style-name="Index_20_Link">Activate_Entrypoint_Source_Text<text:tab/>18</text:a></text:p>
          <text:p text:style-name="P94"><text:a xlink:type="simple" xlink:href="#__RefHeading___Toc2687_1836649956" text:style-name="Index_20_Link" text:visited-style-name="Index_20_Link">A.7 Modeling Properties<text:tab/>18</text:a></text:p>
          <text:p text:style-name="P95"><text:soft-page-break/><text:a xlink:type="simple" xlink:href="#__RefHeading___Toc2691_1836649956" text:style-name="Index_20_Link" text:visited-style-name="Index_20_Link">Classifier_Substitution_Rule<text:tab/>18</text:a></text:p>
          <text:p text:style-name="P94"><text:a xlink:type="simple" xlink:href="#__RefHeading___Toc2695_1836649956" text:style-name="Index_20_Link" text:visited-style-name="Index_20_Link">C.3 AADL Meta Model Classes<text:tab/>19</text:a></text:p>
          <text:p text:style-name="P95"><text:a xlink:type="simple" xlink:href="#__RefHeading___Toc2697_1836649956" text:style-name="Index_20_Link" text:visited-style-name="Index_20_Link">Category inheritance for features<text:tab/>19</text:a></text:p>
        </text:index-body>
      </text:table-of-content>
      <text:h text:style-name="Heading_20_2" text:outline-level="2"/>
      <text:h text:style-name="Heading_20_2" text:outline-level="2"/>
      <text:h text:style-name="Heading_20_2" text:outline-level="2"><text:bookmark-start text:name="__RefHeading___Toc2501_1836649956"/>4.5 Subcomponents<text:bookmark-end text:name="__RefHeading___Toc2501_1836649956"/></text:h>
      <text:h text:style-name="Heading_20_3" text:outline-level="3"><text:bookmark text:name="Specifying_Array_Sizes"/><text:bookmark-start text:name="__RefHeading___Toc2503_1836649956"/>Specifying Array Sizes<text:bookmark-end text:name="__RefHeading___Toc2503_1836649956"/></text:h>
      <text:p text:style-name="P20"><text:span text:style-name="T57">Issue</text:span><text:span text:style-name="T56">: </text:span><text:span text:style-name="T5">(L8) states that the array size cannot be changed once it is specified. However, we currently allow the array size to be supplied via a property. Since the property value can change in different contexts this would violate L8. </text:span></text:p>
      <text:p text:style-name="P9"><text:span text:style-name="T56">Proposed correction:</text:span><text:span text:style-name="T5"> Allow array size to only be specified via numeral or property constant. </text:span></text:p>
      <text:p text:style-name="P9"><text:span text:style-name="T56">Status</text:span><text:span text:style-name="T5">: Accepted 4/13, </text:span><text:span text:style-name="T6">Documented, Implemented</text:span><text:span text:style-name="T5"> </text:span></text:p>
      <text:h text:style-name="Heading_20_2" text:outline-level="2"><text:bookmark text:name="4.7_Prototypes"/><text:bookmark-start text:name="__RefHeading___Toc2507_1836649956"/>4.7 Prototypes<text:bookmark-end text:name="__RefHeading___Toc2507_1836649956"/></text:h>
      <text:h text:style-name="Heading_20_3" text:outline-level="3"><text:bookmark text:name="Prototype_Bindings"/><text:bookmark-start text:name="__RefHeading___Toc2511_1836649956"/>Prototype Bindings<text:bookmark-end text:name="__RefHeading___Toc2511_1836649956"/></text:h>
      <text:p text:style-name="P11"><text:span text:style-name="T56">Issue</text:span><text:span text:style-name="T5">: A component type/impl extension may bind a prototype. The standard states that once bound a prototype cannot be bound again. The extension may also have a prototype refinement statement. This statement has no impact as the prototype is bound. The standard is silent as to whether this is acceptable. </text:span></text:p>
      <text:p text:style-name="P9"><text:span text:style-name="T56">Proposed correction:</text:span><text:span text:style-name="T5"> Add a legality rule that a bound prototype cannot be refined. </text:span></text:p>
      <text:p text:style-name="P9"><text:span text:style-name="T56">Status</text:span><text:span text:style-name="T5">: Accepted 4/13. </text:span><text:span text:style-name="T7">Documented.</text:span></text:p>
      <text:h text:style-name="Heading_20_2" text:outline-level="2"><text:bookmark text:name="4.8_Annex_Subclauses_and_11.1_Property_S"/><text:bookmark-start text:name="__RefHeading___Toc2513_1836649956"/>4.8 Annex Subclauses and 11.1 Property Sets<text:bookmark-end text:name="__RefHeading___Toc2513_1836649956"/></text:h>
      <text:h text:style-name="Heading_20_3" text:outline-level="3"><text:bookmark text:name="Annex_Subclauses_in_Property_Sets"/><text:bookmark-start text:name="__RefHeading___Toc2515_1836649956"/>Annex Subclauses in Property Sets<text:bookmark-end text:name="__RefHeading___Toc2515_1836649956"/></text:h>
      <text:p text:style-name="P12"><text:span text:style-name="T56">Issue</text:span><text:span text:style-name="T5">: Annex subclauses are currently allowed in component types, component implementations, and feature group types. They are not allowed in property sets. It is useful to allow annex subclauses in property sets in order to specify constraints and invariants on properties. For each annex there will be one annex subclause in a property set, i.e., annex subclauses are not declared with individual property or property type declarations. </text:span></text:p>
      <text:p text:style-name="P9"><text:soft-page-break/><text:span text:style-name="T56">Proposed correction:</text:span><text:span text:style-name="T5"> Add annex subclause construct into property set grammar rule. </text:span></text:p>
      <text:p text:style-name="P9"><text:span text:style-name="T56">Status</text:span><text:span text:style-name="T5">: Accepted 4/13, </text:span><text:span text:style-name="T8">documented, implemented.</text:span></text:p>
      <text:h text:style-name="Heading_20_2" text:outline-level="2"><text:bookmark text:name="5.1_Data_Section"/><text:bookmark-start text:name="__RefHeading___Toc2517_1836649956"/>5.1 Data Section<text:bookmark-end text:name="__RefHeading___Toc2517_1836649956"/></text:h>
      <text:h text:style-name="P70" text:outline-level="3"><text:bookmark-start text:name="__RefHeading___Toc2519_1836649956"/>Provides data access for data components<text:bookmark-end text:name="__RefHeading___Toc2519_1836649956"/></text:h>
      <text:p text:style-name="P51"><text:span text:style-name="T56">Issue:</text:span><text:span text:style-name="T5"> Currently there is no way to declare access to a data subcomponent of a data component. The exception is that in a port connection declaration we do allow portname.datasubcomponentname to model aggregate data ports. </text:span></text:p>
      <text:p text:style-name="P12"><text:span text:style-name="T56">Proposed correction:</text:span><text:span text:style-name="T5"> </text:span><text:span text:style-name="T33">Allow p</text:span><text:span text:style-name="T5">rovides data access for data components. This indicate</text:span><text:span text:style-name="T33">s</text:span><text:span text:style-name="T5"> that a data subcomponent in a data component is accessible externally. </text:span></text:p>
      <text:p text:style-name="P12"><text:span text:style-name="T56">Status</text:span><text:span text:style-name="T5">: Accepted 9/13, </text:span><text:span text:style-name="T8">documented, implemented</text:span></text:p>
      <text:h text:style-name="Heading_20_2" text:outline-level="2"><text:bookmark text:name="5.4_Thread_Section"/><text:bookmark-start text:name="__RefHeading___Toc2525_1836649956"/>5.4 Thread Section<text:bookmark-end text:name="__RefHeading___Toc2525_1836649956"/></text:h>
      <text:h text:style-name="Heading_20_3" text:outline-level="3"><text:bookmark text:name="Predeclared__Complete_and_Error_ports"/><text:bookmark-start text:name="__RefHeading___Toc2527_1836649956"/>Predeclared Complete and Error ports <text:bookmark-end text:name="__RefHeading___Toc2527_1836649956"/></text:h>
      <text:p text:style-name="P9"><text:span text:style-name="T56">Issue: </text:span><text:span text:style-name="T5">The standard describes those ports as predeclared and has a rule that they are declared implicitly. As I have been revising the Error Model annex I am referencing the Error port as well. Dealing with implicit declaration by referencing the port when references can occur in the core model and in annexes gets confusing and does not fit the overall AADL philosophy of explicit declaration and consistent type checking of references. </text:span></text:p>
      <text:p text:style-name="P9"><text:span text:style-name="T56">Proposed correction:</text:span><text:span text:style-name="T5"> </text:span><text:span text:style-name="T9">Treat them as reserved names instead of implicitly predeclared. </text:span><text:span text:style-name="T5">Require the modeler to declare the Complete port or Error port explicitly in the feature section before referencing it in connections. </text:span></text:p>
      <text:p text:style-name="P9"><text:span text:style-name="T56">Status</text:span><text:span text:style-name="T5">: Accepted 4/13. </text:span><text:span text:style-name="T9">Documented. Implemented.</text:span><text:span text:style-name="T5"> </text:span></text:p>
      <text:h text:style-name="Heading_20_3" text:outline-level="3"><text:bookmark-start text:name="__RefHeading___Toc2113_2104931004"/><text:bookmark text:name="Predeclared__Stop_and_Abort_ports"/>Predeclared Stop and Abort ports <text:bookmark-end text:name="__RefHeading___Toc2113_2104931004"/></text:h>
      <text:p text:style-name="P51"><text:span text:style-name="T56">Issue: </text:span><text:span text:style-name="T5">The hybrid automaton for threads has abort and stop requests and aborted/stopped exit paths. </text:span><text:span text:style-name="T10">We support complete and error, but not abort and stop. </text:span><text:span text:style-name="T5">In the behavior annex and BLESS annex it may be desirable to refer to these events. </text:span></text:p>
      <text:p text:style-name="P9"><text:span text:style-name="T56">Proposed correction:</text:span><text:span text:style-name="T5"> Add stop/abort as ports with predefined semantics. </text:span></text:p>
      <text:p text:style-name="P9"><text:span text:style-name="T56">Status</text:span><text:span text:style-name="T5">: Accepted Apr14. </text:span><text:span text:style-name="T10">Documented. Implemented.</text:span><text:span text:style-name="T5"> </text:span></text:p>
      <text:h text:style-name="Heading_20_3" text:outline-level="3"><text:bookmark-start text:name="__RefHeading___Toc2529_1836649956"/>Provides data access for threads<text:bookmark-end text:name="__RefHeading___Toc2529_1836649956"/></text:h>
      <text:p text:style-name="P54"><text:soft-page-break/><text:span text:style-name="T56">Issue: </text:span><text:span text:style-name="T93">Threads can own persistent data components, but not make them accessible outside. Processes and systems can make them accessible.</text:span><text:span text:style-name="T77"> </text:span></text:p>
      <text:p text:style-name="P25"><text:span text:style-name="T56">Proposed correction:</text:span><text:span text:style-name="T5"> </text:span><text:span text:style-name="T40">Allow provides data access for threads</text:span><text:span text:style-name="T5">. </text:span></text:p>
      <text:p text:style-name="P36"><text:span text:style-name="T146">Status</text:span>: Accepted Apr14. <text:span text:style-name="T174">Documented. Implemented.</text:span> </text:p>
      <text:h text:style-name="P90" text:outline-level="2"><text:bookmark-start text:name="__RefHeading___Toc3715_229417703"/><text:span text:style-name="T101"><text:s/></text:span>6.2 Virtual Processors<text:bookmark-end text:name="__RefHeading___Toc3715_229417703"/></text:h>
      <text:h text:style-name="P75" text:outline-level="3"><text:bookmark-start text:name="__RefHeading___Toc2533_1836649956"/><text:bookmark text:name="Requires_Bus_Access_in_Virtual_Processor"/>Requires Bus Access in Virtual Processors<text:bookmark-end text:name="__RefHeading___Toc2533_1836649956"/></text:h>
      <text:p text:style-name="P28"><text:span text:style-name="T56">Issue: </text:span><text:span text:style-name="T77">AADL specification does not allow to use BUS and VIRTUAL BUS to describe interactions between ARINC-653 partitions (virtual processor), e.g. throughput of messages between partitions. </text:span></text:p>
      <text:p text:style-name="P28"><text:span text:style-name="T56">Proposed correction:</text:span><text:span text:style-name="T5"> Provide the ability to declare Requires Bus Access and Requires Virtual Bus Access in components of category VIRTUAL PROCESSOR. </text:span><text:span text:style-name="T53">Also consider other component types, such as device, system, processor,</text:span></text:p>
      <text:p text:style-name="P41">Status: <text:span text:style-name="T142">Accepted for V2.1. </text:span><text:span text:style-name="T144">(Logged in Github. </text:span><text:span text:style-name="T145">Look there for details.</text:span><text:span text:style-name="T144">)</text:span></text:p>
      <text:p text:style-name="P96"/>
      <text:h text:style-name="P82" text:outline-level="2"><text:bookmark-start text:name="__RefHeading___Toc2535_1836649956"/>6.<text:span text:style-name="T165">4</text:span> <text:span text:style-name="T165">Buses</text:span><text:bookmark-end text:name="__RefHeading___Toc2535_1836649956"/></text:h>
      <text:h text:style-name="P58" text:outline-level="3"><text:bookmark-start text:name="__RefHeading___Toc2537_1836649956"/><text:span text:style-name="T165">Provides</text:span> Bus Access in <text:span text:style-name="T165">Buses</text:span><text:bookmark-end text:name="__RefHeading___Toc2537_1836649956"/></text:h>
      <text:p text:style-name="Standard"><text:span text:style-name="T56">Issue: </text:span><text:span text:style-name="T85">Bus access goes to the bus directly. It does not allow us to model specific number of access points to bus.</text:span><text:span text:style-name="T67"> </text:span><text:span text:style-name="T77"><text:s/></text:span></text:p>
      <text:p text:style-name="Standard"><text:bookmark text:name="8.x_Component_Internal_Events"/><text:bookmark-start text:name="__RefHeading___Toc2539_1836649956"/><text:span text:style-name="T56">Proposed correction:</text:span><text:span text:style-name="T5"> </text:span><text:span text:style-name="T85">allow provides bus access on bus</text:span><text:bookmark-end text:name="__RefHeading___Toc2539_1836649956"/></text:p>
      <text:p text:style-name="Standard"><text:bookmark-start text:name="__RefHeading___Toc2541_1836649956"/><text:span text:style-name="T67">Status: </text:span><text:span text:style-name="T85">Approved </text:span><text:span text:style-name="T86">7/13</text:span><text:span text:style-name="T77"> <text:s/></text:span><text:span text:style-name="T86">Documented. Implemented.</text:span><text:bookmark-end text:name="__RefHeading___Toc2541_1836649956"/></text:p>
      <text:h text:style-name="P89" text:outline-level="2"><text:bookmark-start text:name="__RefHeading___Toc3699_1267694654"/>6.<text:span text:style-name="T178">3/4/5</text:span> <text:span text:style-name="T179">Component Types with Modes</text:span><text:bookmark-end text:name="__RefHeading___Toc3699_1267694654"/></text:h>
      <text:h text:style-name="P73" text:outline-level="3"><text:bookmark-start text:name="__RefHeading___Toc2533_18366499561"/>No ports to trigger mode transitions<text:bookmark-end text:name="__RefHeading___Toc2533_18366499561"/></text:h>
      <text:p text:style-name="P6"><text:span text:style-name="T56">Issue: </text:span><text:span text:style-name="T98">Bus, virtual bus, memory have modes but mode transitions cannot be triggered by incoming ports.</text:span></text:p>
      <text:p text:style-name="P6"><text:span text:style-name="T56">Proposed correction:</text:span><text:span text:style-name="T5"> </text:span><text:span text:style-name="T50">Allow ports to trigger mode transitions</text:span><text:span text:style-name="T5">. </text:span></text:p>
      <text:p text:style-name="P8"><text:bookmark-start text:name="__RefHeading___Toc2543_18366499561"/><text:span text:style-name="T70">Status: </text:span><text:span text:style-name="T71">Approved</text:span><text:span text:style-name="T98"> 1/16 (originally pre V2.1) Implemented in OSATE since Oct 2011. </text:span><text:span text:style-name="T99">documented. implemented.</text:span><text:bookmark-end text:name="__RefHeading___Toc2543_18366499561"/></text:p>
      <text:h text:style-name="P82" text:outline-level="2"><text:bookmark-start text:name="__RefHeading___Toc2543_1836649956"/><text:soft-page-break/>8.x Component Internal Events <text:span text:style-name="T169">and Processor Feature Proxies</text:span><text:bookmark-end text:name="__RefHeading___Toc2543_1836649956"/></text:h>
      <text:h text:style-name="Heading_20_3" text:outline-level="3"><text:bookmark text:name="self..3Ceventname.3E"/><text:bookmark-start text:name="__RefHeading___Toc2545_1836649956"/>self.&lt;eventname&gt;<text:span text:style-name="T1"> </text:span><text:span text:style-name="T3">and processor.&lt;subprogramorport&gt; </text:span><text:span text:style-name="T2">reference</text:span><text:span text:style-name="T3">s</text:span><text:span text:style-name="T2"> </text:span><text:span text:style-name="T3">explicitly declared entities</text:span><text:bookmark-end text:name="__RefHeading___Toc2545_1836649956"/></text:h>
      <text:p text:style-name="P9"><text:span text:style-name="T68">Issue: </text:span><text:span text:style-name="T5">Component internal events are referred to as </text:span><text:span text:style-name="T74">Self</text:span><text:span text:style-name="T75">.&lt;eventname&gt;</text:span><text:span text:style-name="T5"> in connections and mode transitions </text:span><text:span text:style-name="T34">and are assumed to exist</text:span><text:span text:style-name="T5">. They are also used in EMV2 to identify detection events/event data to the core model. <text:s/></text:span><text:span text:style-name="T34">C</text:span><text:span text:style-name="T5">urrently they are not explicitly defined. </text:span></text:p>
      <text:p text:style-name="P30"><text:span text:style-name="T68">P</text:span><text:span text:style-name="T56">roposed correction:</text:span><text:span text:style-name="T5"> Explicitly declare such </text:span><text:span text:style-name="T11">internal </text:span><text:span text:style-name="T12">events in an “internal features” section of</text:span><text:span text:style-name="T5"> a component implementation. </text:span><text:span text:style-name="T12">Do the same for </text:span><text:span text:style-name="T58">processor </text:span><text:span text:style-name="T108">features </text:span><text:span text:style-name="T109">(ports and subprogram access)</text:span><text:span text:style-name="T108">. </text:span><text:span text:style-name="T109">These sections are after </text:span><text:span text:style-name="T114">subcomponents </text:span><text:span text:style-name="T109">and before </text:span><text:span text:style-name="T114">calls</text:span><text:span text:style-name="T109">. <text:s/></text:span></text:p>
      <text:p text:style-name="P30"><text:span text:style-name="T116">Self</text:span><text:span text:style-name="T113"> is optional since we now have explicit internal feature declarations. Same for </text:span><text:span text:style-name="T116">processor </text:span><text:span text:style-name="T113">features.</text:span></text:p>
      <text:p text:style-name="P38">Example: </text:p>
      <text:p text:style-name="P80">internal features</text:p>
      <text:p text:style-name="P78"><text:span text:style-name="T151"><text:s text:c="2"/></text:span><text:span text:style-name="T153">OutofRangeError:</text:span><text:span text:style-name="T151"> </text:span><text:span text:style-name="T157">e</text:span><text:span text:style-name="T156">vent data</text:span><text:span text:style-name="T151"> </text:span><text:span text:style-name="T154">Data1</text:span><text:span text:style-name="T151">;</text:span></text:p>
      <text:p text:style-name="P78"><text:span text:style-name="T151"><text:s/></text:span><text:span text:style-name="T153"><text:s/></text:span><text:span text:style-name="T154">Timing</text:span><text:span text:style-name="T153">Error:</text:span><text:span text:style-name="T151"> </text:span><text:span text:style-name="T157">e</text:span><text:span text:style-name="T156">vent</text:span><text:span text:style-name="T151">;</text:span></text:p>
      <text:p text:style-name="P81"><text:span text:style-name="T158">processor</text:span> features</text:p>
      <text:p text:style-name="P79"><text:span text:style-name="T151"><text:s text:c="2"/></text:span><text:span text:style-name="T152">APIFcn: </text:span><text:span text:style-name="T157">processor </text:span><text:span text:style-name="T155">S</text:span><text:span text:style-name="T154">ubprogram</text:span><text:span text:style-name="T155">C</text:span><text:span text:style-name="T154">lassifier;</text:span></text:p>
      <text:p text:style-name="P9"><text:span text:style-name="T56">Status</text:span><text:span text:style-name="T5">: Accepted 2/14, </text:span><text:span text:style-name="T14">documented, </text:span><text:span text:style-name="T13">implemented.</text:span></text:p>
      <text:h text:style-name="P74" text:outline-level="3"><text:bookmark-start text:name="__RefHeading___Toc3344_1904462755"/>Properties on internal features processor feature proxies<text:bookmark-end text:name="__RefHeading___Toc3344_1904462755"/></text:h>
      <text:p text:style-name="P7"><text:bookmark-start text:name="__RefHeading___Toc3346_1904462755"/><text:span text:style-name="T56">Issue</text:span><text:span text:style-name="T5">: </text:span><text:span text:style-name="T102">currently we do not allow any properties on these.</text:span><text:bookmark-end text:name="__RefHeading___Toc3346_1904462755"/></text:p>
      <text:p text:style-name="P7"><text:span text:style-name="T72">Proposed correction:</text:span><text:span text:style-name="T51"> Allow properties that make sense for event/event data ports, subprograms.</text:span><text:span text:style-name="T5"> </text:span></text:p>
      <text:p text:style-name="P50"><text:bookmark-start text:name="__RefHeading___Toc2693_1836649956"/><text:span text:style-name="T70">Status: </text:span><text:span text:style-name="T100">Ok. Need to identify the specific list. Should align with those for ports. </text:span><text:span text:style-name="T103">Logged on Github.</text:span><text:bookmark-end text:name="__RefHeading___Toc2693_1836649956"/></text:p>
      <text:h text:style-name="Heading_20_2" text:outline-level="2"><text:bookmark text:name="8.1_Feature_Arrays"/><text:bookmark-start text:name="__RefHeading___Toc2551_1836649956"/>8 Feature<text:span text:style-name="T171">s</text:span><text:bookmark-end text:name="__RefHeading___Toc2551_1836649956"/></text:h>
      <text:h text:style-name="P68" text:outline-level="3"><text:bookmark-start text:name="__RefHeading___Toc2119_2104931004"/>8.1 Classifiers on abstract features<text:bookmark-end text:name="__RefHeading___Toc2119_2104931004"/></text:h>
      <text:p text:style-name="P22"><text:span text:style-name="T59">Issue: </text:span><text:span text:style-name="T89">Abstract features can only refer to prototypes, not classifiers. We had it in V2 but it got accidentally removed in V2.1 when simplifying refinement to specific feature categories.</text:span></text:p>
      <text:p text:style-name="P22"><text:span text:style-name="T56">Proposed correction:</text:span><text:span text:style-name="T5"> </text:span><text:span text:style-name="T15">Allow </text:span><text:span text:style-name="T37">classifier</text:span><text:span text:style-name="T15">.</text:span><text:span text:style-name="T5"> </text:span></text:p>
      <text:p text:style-name="P22"><text:span text:style-name="T56">Status</text:span><text:span text:style-name="T5">: Accepted </text:span><text:span text:style-name="T37">7/15</text:span><text:span text:style-name="T5">. </text:span><text:span text:style-name="T128">Logged on github. </text:span><text:span text:style-name="T129">Look there for details</text:span><text:span text:style-name="T128">.</text:span></text:p>
      <text:h text:style-name="P65" text:outline-level="3"><text:bookmark text:name="Legality_Rules_2"/><text:bookmark-start text:name="__RefHeading___Toc2553_1836649956"/><text:soft-page-break/><text:span text:style-name="T171">8.1 Feature Array </text:span>Legality Rules<text:bookmark-end text:name="__RefHeading___Toc2553_1836649956"/></text:h>
      <text:p text:style-name="P9"><text:span text:style-name="T59">Issue: </text:span><text:span text:style-name="T5">Must only be declared in threads, devices, processors (L8). This does not allow them to be used for access features.</text:span></text:p>
      <text:p text:style-name="P9"><text:span text:style-name="T56">Proposed correction:</text:span><text:span text:style-name="T5"> </text:span><text:span text:style-name="T15">Allow them to be declared in component categories with access features, i.e., data, bus, memory, system, abstract.</text:span><text:span text:style-name="T5"> </text:span></text:p>
      <text:p text:style-name="P9"><text:span text:style-name="T56">Status</text:span><text:span text:style-name="T5">: Accepted 4/13. </text:span><text:span text:style-name="T15">Documented. Implemented.</text:span></text:p>
      <text:h text:style-name="P91" text:outline-level="2"><text:bookmark-start text:name="__RefHeading___Toc3717_229417703"/>8.<text:span text:style-name="T180">2</text:span> <text:span text:style-name="T180">Feature Groups and Types</text:span><text:bookmark-end text:name="__RefHeading___Toc3717_229417703"/></text:h>
      <text:h text:style-name="P76" text:outline-level="3"><text:bookmark-start text:name="__RefHeading___Toc2557_1836649956"/>Properties in Feature Group Types<text:bookmark-end text:name="__RefHeading___Toc2557_1836649956"/></text:h>
      <text:p text:style-name="P9"><text:span text:style-name="T60">Issue: </text:span><text:span text:style-name="T5">Currently only contained property associations are allowed in feature group types. They are defined to always have a containment path. This does not allow properties to be associated with the feature group type itself. </text:span></text:p>
      <text:p text:style-name="P9"><text:span text:style-name="T56">Proposed correction:</text:span><text:span text:style-name="T5"> Add property association in addition to contained property association into the grammar rule of feature group types. </text:span></text:p>
      <text:p text:style-name="P9"><text:span text:style-name="T56">Status</text:span><text:span text:style-name="T5">: Accepted 4/13. </text:span><text:span text:style-name="T16">Documented. Implemented.</text:span></text:p>
      <text:h text:style-name="P76" text:outline-level="3"><text:bookmark-start text:name="__RefHeading___Toc3719_229417703"/>Nested Naming of Feature Group Features<text:bookmark-end text:name="__RefHeading___Toc3719_229417703"/></text:h>
      <text:p text:style-name="P4">In a connection declaration, features of a feature group can currently only be named one nesting level deep, e.g. feagrp.elemA but not feagrp.elemA.elemB. </text:p>
      <text:p text:style-name="P29"><text:span text:style-name="T56">Proposed correction:</text:span><text:span text:style-name="T5"> Allow nested naming of features within feature groups to an arbitrary depth. </text:span></text:p>
      <text:p text:style-name="P43"><text:span text:style-name="T5">Status: </text:span><text:span text:style-name="T100">Discussed and accepted. </text:span><text:span text:style-name="T106">Considered for V2.1</text:span><text:span text:style-name="T107">.</text:span></text:p>
      <text:h text:style-name="Heading_20_2" text:outline-level="2"><text:bookmark text:name="8.7_Bus_Component_Access"/><text:bookmark-start text:name="__RefHeading___Toc2563_1836649956"/>8.7 Bus Component Access<text:bookmark-end text:name="__RefHeading___Toc2563_1836649956"/></text:h>
      <text:h text:style-name="Heading_20_3" text:outline-level="3"><text:bookmark text:name="Refinement_of_abstract_feature"/><text:bookmark-start text:name="__RefHeading___Toc2565_1836649956"/>Refinement of abstract feature <text:bookmark-end text:name="__RefHeading___Toc2565_1836649956"/></text:h>
      <text:p text:style-name="Standard"><text:bookmark-start text:name="__RefHeading___Toc2567_1836649956"/><text:span text:style-name="T1">Issue:</text:span><text:span text:style-name="T4"> </text:span><text:span text:style-name="T5">AADL-8.7(L4) and AADL-8.7(C2) contradicts each other. </text:span><text:bookmark-end text:name="__RefHeading___Toc2567_1836649956"/></text:p>
      <text:p text:style-name="P56">(L4) An abstract feature can be refined into a bus access. In this </text:p>
      <text:p text:style-name="P56">case, the abstract feature must not have a direction specified.</text:p>
      <text:p text:style-name="P56">(C2) If a bus access feature is a refinement of an abstract feature, </text:p>
      <text:p text:style-name="P56">then the direction of the abstract feature, if specified, imposes a </text:p>
      <text:p text:style-name="P52"><text:span text:style-name="T137">restriction on the access right, i.e., in implies read-only, and out </text:span><text:span text:style-name="T139">implies write-only.</text:span></text:p>
      <text:p text:style-name="P19"><text:soft-page-break/><text:span text:style-name="T61">Proposed </text:span><text:span text:style-name="T60">correction</text:span><text:span text:style-name="T61">:</text:span><text:span text:style-name="T79"> Remove "In this case, the abstract feature must not have a direction specified." from AADL-8.7(L4).</text:span></text:p>
      <text:p text:style-name="P42"><text:span text:style-name="T18">S</text:span><text:span text:style-name="T5">tatus:</text:span><text:span text:style-name="T77"> Documented.</text:span></text:p>
      <text:h text:style-name="Heading_20_2" text:outline-level="2"><text:bookmark text:name="9_Connections"/><text:bookmark-start text:name="__RefHeading___Toc2569_1836649956"/>9 Connections <text:bookmark-end text:name="__RefHeading___Toc2569_1836649956"/></text:h>
      <text:h text:style-name="P66" text:outline-level="3"><text:bookmark-start text:name="__RefHeading___Toc2121_2104931004"/><text:span text:style-name="T172">Connection from incoming to outgoing features</text:span> <text:bookmark-end text:name="__RefHeading___Toc2121_2104931004"/></text:h>
      <text:p text:style-name="P23"><text:span text:style-name="T56">Issue</text:span><text:span text:style-name="T5">: </text:span><text:span text:style-name="T38">Connections from incoming to outgoing features should not be allowed.</text:span><text:span text:style-name="T5"> </text:span></text:p>
      <text:p text:style-name="Standard"><text:span text:style-name="T60">Proposed correction</text:span><text:span text:style-name="T5">: </text:span><text:span text:style-name="T38">add legality rule</text:span></text:p>
      <text:p text:style-name="Standard"><text:bookmark-start text:name="__RefHeading___Toc2573_1836649956"/><text:span text:style-name="T56">Status</text:span><text:span text:style-name="T5">: </text:span><text:span text:style-name="T91">Approved 9/15. </text:span><text:span text:style-name="T90">Documented. Implemented.</text:span><text:span text:style-name="T77"> </text:span><text:bookmark-end text:name="__RefHeading___Toc2573_1836649956"/></text:p>
      <text:h text:style-name="P66" text:outline-level="3"><text:bookmark-start text:name="__RefHeading___Toc2123_2104931004"/>9.2.3 <text:span text:style-name="T166">New c</text:span>onnection <text:span text:style-name="T166">patterns</text:span> for Component Arrays and Feature Arrays <text:bookmark-end text:name="__RefHeading___Toc2123_2104931004"/></text:h>
      <text:p text:style-name="Standard"><text:span text:style-name="T56">Issue</text:span><text:span text:style-name="T5">: </text:span><text:span text:style-name="T30">Additional useful patterns are connection for odd and for even, as well as connecting to an element two over.</text:span><text:span text:style-name="T5"> </text:span></text:p>
      <text:p text:style-name="Standard"><text:span text:style-name="T60">Proposed correction</text:span><text:span text:style-name="T5">: </text:span><text:span text:style-name="T30">Add Odd_To_Odd, Even_To-Even, Next_Next, Cyclic_Next_Next, Previous_Previous, Cyclic_Previous_Previous</text:span></text:p>
      <text:p text:style-name="Standard"><text:span text:style-name="T56">Status</text:span><text:span text:style-name="T5">: </text:span><text:span text:style-name="T30">Documented. Implemented.</text:span><text:span text:style-name="T5"> </text:span></text:p>
      <text:h text:style-name="P59" text:outline-level="3"><text:bookmark text:name="9.2.4_Port_Communication_Timing"/><text:bookmark-start text:name="__RefHeading___Toc2575_1836649956"/>9.2.4 Port Communication Timing <text:bookmark-end text:name="__RefHeading___Toc2575_1836649956"/></text:h>
      <text:p text:style-name="Standard"><text:span text:style-name="T56">Issue</text:span><text:span text:style-name="T5">:</text:span><text:span text:style-name="T16"> 9.2.4(36) </text:span><text:span text:style-name="T17">refers to </text:span><text:span text:style-name="T16">Transfer_Type property.</text:span><text:span text:style-name="T5"> </text:span></text:p>
      <text:p text:style-name="Standard"><text:span text:style-name="T60">Proposed correction</text:span><text:span text:style-name="T5">: </text:span><text:span text:style-name="T17">Change to Transmission_Type.</text:span></text:p>
      <text:p text:style-name="Standard"><text:span text:style-name="T56">Status:</text:span><text:span text:style-name="T5"> Documented. </text:span><text:span text:style-name="T35">N/A implementation.</text:span></text:p>
      <text:h text:style-name="Heading_20_3" text:outline-level="3"><text:bookmark text:name="9.4_Access_Connections"/><text:bookmark-start text:name="__RefHeading___Toc2577_1836649956"/>9.4 Access Connections<text:bookmark-end text:name="__RefHeading___Toc2577_1836649956"/></text:h>
      <text:p text:style-name="P44"><text:span text:style-name="T56">Issue:</text:span><text:span text:style-name="T5"> Data access connections currently do not allow you to specify access to a data subcomponent of a data component (field of a record). </text:span></text:p>
      <text:p text:style-name="P45"><text:span text:style-name="T56">Proposed correction:</text:span><text:span text:style-name="T5"> Allow datasubcomponent . dataelement_subcomponent </text:span></text:p>
      <text:p text:style-name="Standard"><text:span text:style-name="T56">Status</text:span><text:span text:style-name="T5">: Accepted Apr14. </text:span><text:span text:style-name="T17">Documented. Implemented.</text:span></text:p>
      <text:h text:style-name="Heading_20_3" text:outline-level="3"><text:bookmark text:name="Bus_Access_Directions"/><text:bookmark-start text:name="__RefHeading___Toc2579_1836649956"/>Bus Access Directions<text:bookmark-end text:name="__RefHeading___Toc2579_1836649956"/></text:h>
      <text:p text:style-name="Standard"><text:span text:style-name="T56">Issue:</text:span><text:span text:style-name="T5"> AADL-9.4(1) states: </text:span><text:span text:style-name="T117">Access connections for subprograms and buses are bidirectional. </text:span><text:span text:style-name="T55">Data and bus access connections may be bidirectional or directional.</text:span><text:span text:style-name="T5"> </text:span></text:p>
      <text:p text:style-name="Standard"><text:soft-page-break/><text:span text:style-name="T56">Proposed correction:</text:span><text:span text:style-name="T5"> </text:span><text:span text:style-name="T55">Data </text:span><text:span text:style-name="T159">and bus </text:span><text:span text:style-name="T55">access connections may be bidirectional or directional.</text:span><text:span text:style-name="T5"> </text:span></text:p>
      <text:p text:style-name="Standard"><text:span text:style-name="T56">Status: </text:span><text:span text:style-name="T78">Documented. </text:span></text:p>
      <text:h text:style-name="P60" text:outline-level="3"><text:bookmark-start text:name="__RefHeading___Toc2581_1836649956"/>9.4 <text:span text:style-name="T167">Connection type matching for feature groups</text:span><text:bookmark-end text:name="__RefHeading___Toc2581_1836649956"/></text:h>
      <text:p text:style-name="P15"><text:span text:style-name="T56">Issue:</text:span><text:span text:style-name="T5"> <text:s/></text:span><text:span text:style-name="T31">In feature group connections we currently require outgoing connection (outer) destination to be a subset (and vice versa for incoming). For bi-directional feature groups this is not possible. Outer should always be a super set of the inner.</text:span></text:p>
      <text:p text:style-name="P15"><text:span text:style-name="T56">Proposed correction:</text:span><text:span text:style-name="T5"> </text:span><text:span text:style-name="T31">Change wording for the outer to be the super set.</text:span><text:span text:style-name="T5"> </text:span></text:p>
      <text:p text:style-name="P15"><text:span text:style-name="T56">Status</text:span><text:span text:style-name="T5">: Accepted Apr14. </text:span><text:span text:style-name="T17">Documented. Implemented.</text:span></text:p>
      <text:h text:style-name="P60" text:outline-level="3"><text:bookmark-start text:name="__RefHeading___Toc2583_1836649956"/>9.4 <text:span text:style-name="T167">Connection type Matching Equivalence/complement.</text:span><text:bookmark-end text:name="__RefHeading___Toc2583_1836649956"/></text:h>
      <text:p text:style-name="P15"><text:span text:style-name="T56">Issue:</text:span><text:span text:style-name="T5"> <text:s/></text:span><text:span text:style-name="T31">Complement is the same as equivalence. When applying equivalence to up/down connections the direction must be the same, when going across they must be opposite.</text:span></text:p>
      <text:p text:style-name="P15"><text:span text:style-name="T56">Proposed correction:</text:span><text:span text:style-name="T5"> </text:span><text:span text:style-name="T31">Change wording.</text:span><text:span text:style-name="T5"> </text:span></text:p>
      <text:p text:style-name="P15"><text:span text:style-name="T56">Status</text:span><text:span text:style-name="T5">: Accepted Apr14. </text:span><text:span text:style-name="T17">Documented. </text:span><text:span text:style-name="T31">Nothing to implement.</text:span></text:p>
      <text:h text:style-name="P84" text:outline-level="2"><text:bookmark-start text:name="__RefHeading___Toc2597_1836649956"/>10 Flows<text:bookmark-end text:name="__RefHeading___Toc2597_1836649956"/></text:h>
      <text:h text:style-name="Heading_20_3" text:outline-level="3"><text:bookmark-start text:name="__RefHeading___Toc2125_2104931004"/><text:span text:style-name="T170">H</text:span>ardware Flows <text:bookmark-end text:name="__RefHeading___Toc2125_2104931004"/></text:h>
      <text:p text:style-name="P9"><text:span text:style-name="T56">Issue</text:span><text:span text:style-name="T5">: </text:span><text:span text:style-name="T19">Flows are currently restricted to software components. </text:span></text:p>
      <text:p text:style-name="P10"><text:span text:style-name="T56">Propos</text:span><text:span text:style-name="T62">ed </text:span><text:span text:style-name="T63">correction</text:span><text:span text:style-name="T5">: </text:span><text:span text:style-name="T19">Allow for flows to go through hardware components as well. </text:span><text:span text:style-name="T20">This includes adding flow specifications to hardware components and allow their inclusion in end-to-end flows and flow implementations.</text:span></text:p>
      <text:p text:style-name="P9"><text:span text:style-name="T56">Status</text:span><text:span text:style-name="T5">: </text:span><text:span text:style-name="T118">Accepted Apr14 for AADLv</text:span><text:span text:style-name="T127">3. </text:span><text:span text:style-name="T124">Logged in Github under V2.1 as V3 candidate.</text:span></text:p>
      <text:h text:style-name="P98" text:outline-level="3"><text:bookmark text:name="Flow_refinement_definition"/><text:bookmark-start text:name="__RefHeading___Toc2599_1836649956"/>Flow refinement definition <text:bookmark-end text:name="__RefHeading___Toc2599_1836649956"/></text:h>
      <text:p text:style-name="Standard"><text:span text:style-name="T56">Issue</text:span><text:span text:style-name="T5">: </text:span><text:span text:style-name="T21">Flow_implementation_refinement is not defined but used.</text:span><text:span text:style-name="T19"> </text:span></text:p>
      <text:p text:style-name="Standard"><text:span text:style-name="T56">Propos</text:span><text:span text:style-name="T62">ed </text:span><text:span text:style-name="T63">correction</text:span><text:span text:style-name="T5">: </text:span><text:span text:style-name="T21">Remove flow implementation refinement. </text:span></text:p>
      <text:p text:style-name="Standard"><text:bookmark-start text:name="__RefHeading___Toc2601_1836649956"/><text:span text:style-name="T56">Status: </text:span><text:span text:style-name="T88">9/14. </text:span><text:span text:style-name="T81">Documented</text:span><text:span text:style-name="T80">. </text:span><text:span text:style-name="T87">N/A implementation.</text:span><text:bookmark-end text:name="__RefHeading___Toc2601_1836649956"/></text:p>
      <text:h text:style-name="Heading_20_3" text:outline-level="3"><text:bookmark text:name="10.3_End_to_end_flow"/><text:bookmark-start text:name="__RefHeading___Toc2603_1836649956"/>10.3 End to end flow <text:bookmark-end text:name="__RefHeading___Toc2603_1836649956"/></text:h>
      <text:p text:style-name="P9"><text:soft-page-break/><text:span text:style-name="T56">Issue</text:span><text:span text:style-name="T5">: There is a need to describe data flows between components before any details regarding their implementation is available. Right now an end to end flow have to reference a connection, but the connection could not be available yet. For example, we would like to define an end to end flow and to attach latency requirement to it, and then to use it as an input for the tool that will generate an architecture model satisfying to all requirements. </text:span></text:p>
      <text:p text:style-name="P32">So, we need to be able to have such a model: </text:p>
      <text:p text:style-name="P55"><text:s/>system implementation sys.impl</text:p>
      <text:p text:style-name="P55"><text:s text:c="3"/>subcomponents</text:p>
      <text:p text:style-name="P55"><text:s text:c="5"/>a : process A;</text:p>
      <text:p text:style-name="P55"><text:s text:c="5"/>b : process B;</text:p>
      <text:p text:style-name="P55"><text:s text:c="3"/>flows</text:p>
      <text:p text:style-name="P55"><text:s text:c="5"/>fl : end to end flow a.out_flow -&gt; b.in_flow;</text:p>
      <text:p text:style-name="P55"><text:s/>end sys.impl;</text:p>
      <text:p text:style-name="P9"><text:span text:style-name="T56">Propos</text:span><text:span text:style-name="T63">ed correction</text:span><text:span text:style-name="T5">: do not require to have the complete end to end flow and let people redeclare the flow. In this case syntax of end_to_end_flow_spec can be updated as follows. </text:span></text:p>
      <text:p text:style-name="P32">Existing: </text:p>
      <text:p text:style-name="P55"><text:s/>end_to_end_flow_spec ::=</text:p>
      <text:p text:style-name="P55"><text:s text:c="3"/>defining_end_to_end_flow_identifier : end to end flow start_subcomponent_flow_or_etef_identifier</text:p>
      <text:p text:style-name="P55"><text:s text:c="3"/>{ -&gt; connection_identifier</text:p>
      <text:p text:style-name="P55"><text:s text:c="3"/>-&gt; flow_path_subcomponent_flow_or_etef_identifier } +</text:p>
      <text:p text:style-name="P55"><text:s text:c="3"/>[ { ( property_association } + } ]</text:p>
      <text:p text:style-name="P55"><text:s text:c="3"/>[ in_modes_and_transitions ] ;</text:p>
      <text:p text:style-name="P32">Proposed: </text:p>
      <text:p text:style-name="P55"><text:s/>end_to_end_flow_spec ::=</text:p>
      <text:p text:style-name="P55"><text:s text:c="3"/>defining_end_to_end_flow_identifier : end to end flow start_subcomponent_flow_or_etef_identifier</text:p>
      <text:p text:style-name="P55"><text:s text:c="3"/>[ { -&gt; connection_identifier -&gt;</text:p>
      <text:p text:style-name="P55"><text:s text:c="3"/>flow_path_subcomponent_flow_or_etef_identifier } *</text:p>
      <text:p text:style-name="P55"><text:s text:c="3"/>-&gt; connection_identifier ]</text:p>
      <text:p text:style-name="P55"><text:s text:c="3"/>-&gt; end_subcomponent_flow_or_etef_identifier</text:p>
      <text:p text:style-name="P55"><text:s text:c="3"/>[ { ( property_association } + } ]</text:p>
      <text:p text:style-name="P55"><text:s text:c="3"/>[ in_modes_and_transitions ] ;</text:p>
      <text:p text:style-name="P9"><text:span text:style-name="T56">Status</text:span><text:span text:style-name="T5">: </text:span><text:span text:style-name="T118">Accepted Apr14 </text:span><text:span text:style-name="T125">(Jan 2016 decided for V2.2)</text:span><text:span text:style-name="T126">.</text:span><text:span text:style-name="T118"> </text:span><text:span text:style-name="T124">Logged on Github.</text:span></text:p>
      <text:h text:style-name="Heading_20_2" text:outline-level="2"><text:bookmark text:name="11.3_Property_Associations"/><text:bookmark-start text:name="__RefHeading___Toc2609_1836649956"/>11 Propert<text:span text:style-name="T170">ies </text:span><text:bookmark-end text:name="__RefHeading___Toc2609_1836649956"/></text:h>
      <text:h text:style-name="Heading_20_3" text:outline-level="3"><text:bookmark text:name="applies_to_all"/><text:bookmark-start text:name="__RefHeading___Toc2617_1836649956"/><text:span text:style-name="T170">11.1.2 </text:span>applies to all <text:span text:style-name="T170">in property definitions</text:span><text:bookmark-end text:name="__RefHeading___Toc2617_1836649956"/></text:h>
      <text:p text:style-name="P13"><text:span text:style-name="T56">Issue</text:span><text:span text:style-name="T5">: In AADL V1 the applies to clause allowed for </text:span><text:span text:style-name="T56">applies to</text:span><text:span text:style-name="T5"> (</text:span><text:span text:style-name="T56">all</text:span><text:span text:style-name="T5">) to indicate that the property can be used on any model element. In AADLV2 this was left out. Users would have to specify </text:span><text:span text:style-name="T56">applies to</text:span><text:span text:style-name="T5"> (Named Element) to accomplish the same. </text:span></text:p>
      <text:p text:style-name="P9"><text:soft-page-break/><text:span text:style-name="T56">Proposed correction:</text:span><text:span text:style-name="T5"> Allow the keyword all in the applies to of a property definition. </text:span></text:p>
      <text:p text:style-name="P9"><text:span text:style-name="T56">Status</text:span><text:span text:style-name="T5">: Accepted 4/13. </text:span><text:span text:style-name="T22">Documented. Implemented.</text:span></text:p>
      <text:h text:style-name="Heading_20_3" text:outline-level="3"><text:bookmark text:name="inherit_and_applies_to"/><text:bookmark-start text:name="__RefHeading___Toc2619_1836649956"/>inherit and applies to<text:bookmark-end text:name="__RefHeading___Toc2619_1836649956"/></text:h>
      <text:p text:style-name="P9"><text:span text:style-name="T64">Issue: </text:span><text:span text:style-name="T5">Currently when a property is declared as inherit, all super classes that the property could be inherited from must be declared explicitly in the applies to. </text:span></text:p>
      <text:p text:style-name="P32">This creates a headache for modelers in two ways: the class hierarchy of the Meta model must be well known ; We cannot distinguish whether a property can also be associated with the enclosing classifier without being used for inheritance to the lower level components. </text:p>
      <text:p text:style-name="P9"><text:span text:style-name="T56">Proposed correction:</text:span><text:span text:style-name="T5"> Do not require declaration of ancestor classes from Meta model in applies to. Limits items in applies to to indicate whether the the specified model elements can have the property. </text:span></text:p>
      <text:p text:style-name="P9"><text:span text:style-name="T56">Status</text:span><text:span text:style-name="T5">: </text:span><text:span text:style-name="T118">Accepted during Apr14 meeting. </text:span><text:span text:style-name="T125">(Jan 2016 decided to be V3) </text:span><text:span text:style-name="T124">Logged on Github.</text:span></text:p>
      <text:h text:style-name="P63" text:outline-level="3"><text:bookmark-start text:name="__RefHeading___Toc2127_2104931004"/><text:span text:style-name="T170">11.3 </text:span>Annex specific sub-path <text:span text:style-name="T170">in property associations</text:span><text:bookmark-end text:name="__RefHeading___Toc2127_2104931004"/></text:h>
      <text:p text:style-name="P34">Currently the standard allows an annex-specific subpath in a contained property association path, e.g., </text:p>
      <text:p text:style-name="P53"><text:span text:style-name="T137">Occurrence =&gt; 0.1 poisson applies to system1.subsys2 </text:span><text:span text:style-name="T138">annex</text:span><text:span text:style-name="T137"> emv2 </text:span><text:span text:style-name="T138">{**</text:span><text:span text:style-name="T137"> powerfailureevent </text:span><text:span text:style-name="T138">**}</text:span><text:span text:style-name="T137"> ;</text:span></text:p>
      <text:p text:style-name="P34">This allows annex-specific property associations to be included in the core model. This creates a dependency of the core model on an annex. Annex-specific property associations should be supported by the respective annex and it can do so as the property sublanguage is available to annexes and AADL V2. </text:p>
      <text:p text:style-name="P47"><text:span text:style-name="T56">Proposed correction:</text:span><text:span text:style-name="T5"> Limit annex specific contained property associations to the respective annex subclause properties section. </text:span></text:p>
      <text:p text:style-name="P40">Simplified syntax for such paths is proposed as follows: </text:p>
      <text:p text:style-name="P48"><text:span text:style-name="T75">sub1.sub2</text:span><text:span text:style-name="T76">@(annexname)</text:span><text:span text:style-name="T75">&lt;annexmodelelementpath&gt;</text:span><text:span text:style-name="T76">#propertyname</text:span><text:span text:style-name="T5"> for paths starting in the core model and </text:span></text:p>
      <text:p text:style-name="P47"><text:span text:style-name="T75">annexmodelelement1.annexmodelelement2</text:span><text:span text:style-name="T5"> for paths purely within the annex. </text:span></text:p>
      <text:p text:style-name="Standard"><text:bookmark-start text:name="__RefHeading___Toc2621_1836649956"/><text:span text:style-name="T56">Status</text:span><text:span text:style-name="T5">: </text:span><text:span text:style-name="T77">Accepted 4/13. </text:span><text:bookmark-end text:name="__RefHeading___Toc2621_1836649956"/></text:p>
      <text:h text:style-name="Heading_20_3" text:outline-level="3"><text:bookmark text:name="Final_keyword"/><text:bookmark-start text:name="__RefHeading___Toc2623_1836649956"/><text:span text:style-name="T170">11.3 </text:span>Final keyword <text:span text:style-name="T170">in property association</text:span><text:bookmark-end text:name="__RefHeading___Toc2623_1836649956"/></text:h>
      <text:p text:style-name="P9"><text:soft-page-break/><text:span text:style-name="T5">Users can ensure that once a value has been assigned, it cannot be changed. This is currently done with the keyword </text:span><text:span text:style-name="T56">constant</text:span><text:span text:style-name="T5"> as part of a property association. </text:span></text:p>
      <text:p text:style-name="P9"><text:span text:style-name="T5">In most cases this is desirable for any use of the property. Therefore, we could indicate in the property defintion that a value could be assigned only once. This could be done with a keyword </text:span><text:span text:style-name="T56">final</text:span><text:span text:style-name="T5">. </text:span></text:p>
      <text:p text:style-name="P44"><text:span text:style-name="T56">Proposed simplification:</text:span><text:span text:style-name="T5"> Allow </text:span><text:span text:style-name="T56">final</text:span><text:span text:style-name="T5"> to allow only a single assignment. </text:span></text:p>
      <text:p text:style-name="P44"><text:span text:style-name="T56">Status</text:span><text:span text:style-name="T5">: Accepted during Apr14 meeting. </text:span><text:span text:style-name="T46">For V3. </text:span><text:span text:style-name="T52">Logged on Github.</text:span></text:p>
      <text:h text:style-name="Heading_20_3" text:outline-level="3"><text:bookmark text:name="Compute_term"/><text:bookmark-start text:name="__RefHeading___Toc2627_1836649956"/><text:span text:style-name="T170">11.4 </text:span>Compute term <text:span text:style-name="T170">in property expressions</text:span><text:bookmark-end text:name="__RefHeading___Toc2627_1836649956"/></text:h>
      <text:p text:style-name="P9"><text:span text:style-name="T5">The </text:span><text:span text:style-name="T56">compute</text:span><text:span text:style-name="T5"> term allows a user-defined function to determine the property value. As stated in the standard indicates that the result value of the user specified function must provide a value of the the type expected by the property. </text:span></text:p>
      <text:p text:style-name="P32">The standard does not explicitly state that the model object with which the property is associated is made available to the function as the first parameter. </text:p>
      <text:p text:style-name="P9"><text:span text:style-name="T56">Proposed correction:</text:span><text:span text:style-name="T5"> Add a statement to that effect. </text:span></text:p>
      <text:p text:style-name="P9"><text:span text:style-name="T56">Status</text:span><text:span text:style-name="T5">: Accepted 4/13. </text:span><text:span text:style-name="T22">Documented.</text:span></text:p>
      <text:h text:style-name="P83" text:outline-level="2"><text:bookmark-start text:name="__RefHeading___Toc2629_1836649956"/><text:span text:style-name="T168">12</text:span> <text:span text:style-name="T168">Modes</text:span><text:bookmark-end text:name="__RefHeading___Toc2629_1836649956"/></text:h>
      <text:h text:style-name="P62" text:outline-level="3"><text:bookmark-start text:name="__RefHeading___Toc2631_1836649956"/>Abstract features as mode transition triggers<text:bookmark-end text:name="__RefHeading___Toc2631_1836649956"/></text:h>
      <text:p text:style-name="P5"><text:span text:style-name="T56">Issue: </text:span><text:span text:style-name="T111">currently limited to ports</text:span><text:span text:style-name="T163">.</text:span><text:span text:style-name="T160"> </text:span><text:span text:style-name="T161">Should allow abstract feature as well.</text:span></text:p>
      <text:p text:style-name="P5"><text:span text:style-name="T162">Proposed change: </text:span><text:span text:style-name="T161">Change to abstract feature.</text:span></text:p>
      <text:p text:style-name="P18"><text:span text:style-name="T56">Status</text:span><text:span text:style-name="T5"> </text:span><text:span text:style-name="T32">Approved 2/14. Documented. </text:span><text:span text:style-name="T52">Logged on Github.</text:span></text:p>
      <text:h text:style-name="P85" text:outline-level="2"><text:bookmark-start text:name="__RefHeading___Toc2129_2104931004"/>A. <text:span text:style-name="T173">Predeclared</text:span> Properties<text:bookmark-end text:name="__RefHeading___Toc2129_2104931004"/></text:h>
      <text:h text:style-name="P67" text:outline-level="3"><text:bookmark-start text:name="__RefHeading___Toc2637_18366499561"/>Circular Dependencies between AADL_Project, Timing, and Memory properties<text:bookmark-end text:name="__RefHeading___Toc2637_18366499561"/></text:h>
      <text:p text:style-name="P24"><text:span text:style-name="T115">Issue: </text:span><text:span text:style-name="T112">Currently Time, Time_Range are in Timing_Properties and they refer to a constant defined in AADL_Project which in turn refers to these property types. </text:span><text:span text:style-name="T77"><text:s/></text:span><text:span text:style-name="T92">Same with Size and Size_Range in Memory_Properties and AADL_Project.</text:span></text:p>
      <text:p text:style-name="P24"><text:span text:style-name="T56">Proposed Correction:</text:span><text:span text:style-name="T5"> </text:span><text:span text:style-name="T39">Move Time, Time_Range, Size, Size_Range to AADL_Project</text:span><text:span text:style-name="T5">. </text:span></text:p>
      <text:p text:style-name="Standard"><text:bookmark-start text:name="__RefHeading___Toc2633_1836649956"/><text:span text:style-name="T56">Status</text:span><text:span text:style-name="T5">: </text:span><text:span text:style-name="T77">Accepted </text:span><text:span text:style-name="T92">9/15</text:span><text:span text:style-name="T77">. </text:span><text:span text:style-name="T82">Documented. </text:span><text:span text:style-name="T97">I</text:span><text:span text:style-name="T82">mplemented.</text:span><text:bookmark-end text:name="__RefHeading___Toc2633_1836649956"/></text:p>
      <text:h text:style-name="P85" text:outline-level="2"><text:bookmark-start text:name="__RefHeading___Toc2131_2104931004"/><text:soft-page-break/>A.1 Deployment Properties<text:bookmark-end text:name="__RefHeading___Toc2131_2104931004"/></text:h>
      <text:h text:style-name="P61" text:outline-level="3"><text:bookmark text:name="Scheduling_Protocol"/><text:bookmark-start text:name="__RefHeading___Toc2637_1836649956"/>Scheduling_Protocol<text:bookmark-end text:name="__RefHeading___Toc2637_1836649956"/></text:h>
      <text:p text:style-name="P9"><text:span text:style-name="T115">Issue: </text:span><text:span text:style-name="T110">The property</text:span><text:span text:style-name="T77"> c</text:span><text:span text:style-name="T5">urrently applies to processor and virtual processor. It is defined as </text:span><text:span text:style-name="T56">inherit</text:span><text:span text:style-name="T5">. It currently does not apply to system, thus, could not be inherited from the enclosing system of a processor. </text:span></text:p>
      <text:p text:style-name="P9"><text:span text:style-name="T56">Proposed Correction:</text:span><text:span text:style-name="T5"> Add system to the applies to. </text:span></text:p>
      <text:p text:style-name="P9"><text:span text:style-name="T56">Status</text:span><text:span text:style-name="T5">: Accepted 4/13. </text:span><text:span text:style-name="T22">Documented. Implemented.</text:span></text:p>
      <text:h text:style-name="Heading_20_3" text:outline-level="3"><text:bookmark text:name="Actual_Memory_Binding"/><text:bookmark-start text:name="__RefHeading___Toc2639_1836649956"/>Actual_Memory_Binding<text:bookmark-end text:name="__RefHeading___Toc2639_1836649956"/></text:h>
      <text:p text:style-name="P9"><text:span text:style-name="T64">Issue: </text:span><text:span text:style-name="T82">The property can be inherited but is not allowed in the enclosing system.</text:span><text:span text:style-name="T77"> </text:span></text:p>
      <text:p text:style-name="P9"><text:span text:style-name="T56">Proposed correction:</text:span><text:span text:style-name="T5"> Allow memory binding to </text:span><text:span text:style-name="T22">system</text:span><text:span text:style-name="T5"> components </text:span></text:p>
      <text:p text:style-name="P9"><text:span text:style-name="T56">Status</text:span><text:span text:style-name="T5">: Approved 4/14. </text:span><text:span text:style-name="T23">Documented. Implemented.</text:span><text:span text:style-name="T5"> </text:span></text:p>
      <text:h text:style-name="Heading_20_3" text:outline-level="3"><text:bookmark text:name="Actual_Connection_Binding_and_friends"/><text:bookmark-start text:name="__RefHeading___Toc2641_1836649956"/>Actual_Connection_Binding and friends<text:bookmark-end text:name="__RefHeading___Toc2641_1836649956"/></text:h>
      <text:p text:style-name="P32">The specification does not allow to refer systems in standard Actual_Connection_Binding and Actual_Processor_Binding properties. It prevents some kind of in-place usage of systems as models of complex hardware components. </text:p>
      <text:p text:style-name="P9"><text:span text:style-name="T56">Proposed correction:</text:span><text:span text:style-name="T5"> Add system to a list of classifiers Actual_Connection_Binding, Allowed_Connection_Binding_Class, Allowed_Connection_Binding, Actual_Processor_Binding allowed reference to. </text:span></text:p>
      <text:p text:style-name="P9"><text:span text:style-name="T56">Status</text:span><text:span text:style-name="T5">: Approved 4/14. </text:span><text:span text:style-name="T24">Documented. Implemented.</text:span></text:p>
      <text:h text:style-name="P64" text:outline-level="3"><text:bookmark-start text:name="__RefHeading___Toc2133_2104931004"/>Memory bindings for virtual processors<text:bookmark-end text:name="__RefHeading___Toc2133_2104931004"/></text:h>
      <text:p text:style-name="P21"><text:span text:style-name="T65">Issue: </text:span><text:span text:style-name="T5">When ARINC 653 partitions are modeled as virtual processors, it makes sense to allow users to control the binding of software components to the memory resources of that partition (as configured by the system integrator). Actual_Memory_Binding can only bind to a memory, but virtual processors cannot have memory subcomponents. Also note that Allowed_Memory_Binding cannot be done to virtual processors, although it can be done to processors. </text:span></text:p>
      <text:p text:style-name="P21"><text:span text:style-name="T56">Proposed correction:</text:span><text:span text:style-name="T5"> </text:span><text:span text:style-name="T36">A</text:span><text:span text:style-name="T5">llow Memory_Bindings to virtual processors, </text:span><text:span text:style-name="T36">which then gets satisfied by a memory binding of the virtual processor to a binding to memory or other component representing storage</text:span><text:span text:style-name="T5">. <text:s/></text:span></text:p>
      <text:p text:style-name="P35"><text:soft-page-break/>V3 solution: virtual memory.</text:p>
      <text:p text:style-name="P21"><text:span text:style-name="T65">Status</text:span><text:span text:style-name="T24">: </text:span><text:span text:style-name="T36">Approved as immediate fix 7/14. </text:span><text:span text:style-name="T119">Document</text:span><text:span text:style-name="T120">ed. I</text:span><text:span text:style-name="T119">mplement</text:span><text:span text:style-name="T120">ed</text:span><text:span text:style-name="T119">.</text:span></text:p>
      <text:h text:style-name="P88" text:outline-level="2"><text:bookmark-start text:name="__RefHeading___Toc3701_1267694654"/><text:span text:style-name="T136">A.</text:span><text:span text:style-name="T177">2</text:span><text:span text:style-name="T136"> </text:span><text:span text:style-name="T177">Thread</text:span><text:span text:style-name="T136"> Properties</text:span><text:bookmark-end text:name="__RefHeading___Toc3701_1267694654"/></text:h>
      <text:h text:style-name="P72" text:outline-level="3"><text:bookmark-start text:name="__RefHeading___Toc3703_1267694654"/>Priority<text:bookmark-end text:name="__RefHeading___Toc3703_1267694654"/></text:h>
      <text:p text:style-name="P46"><text:span text:style-name="T69">Issue:</text:span><text:span text:style-name="T27"> </text:span><text:span text:style-name="T47">There may be a priority in the concurrency control protocol. Therefore, we should allow priority on data access.</text:span><text:span text:style-name="T5"> </text:span></text:p>
      <text:p text:style-name="P46"><text:span text:style-name="T56">Proposed Correction:</text:span><text:span text:style-name="T5"> <text:s/></text:span><text:span text:style-name="T48">A</text:span><text:span text:style-name="T47">llow priority on data access </text:span><text:span text:style-name="T49">or data</text:span><text:span text:style-name="T47">.</text:span><text:span text:style-name="T5"> </text:span></text:p>
      <text:p text:style-name="P49"><text:span text:style-name="T73">Status</text:span><text:span text:style-name="T121">: </text:span><text:span text:style-name="T122">New (1/2016). </text:span><text:span text:style-name="T123">Approved.</text:span></text:p>
      <text:h text:style-name="Heading_20_2" text:outline-level="2"><text:bookmark text:name="A.3_Timing_Properties"/><text:bookmark-start text:name="__RefHeading___Toc2651_1836649956"/>A.3 Timing Properties<text:bookmark-end text:name="__RefHeading___Toc2651_1836649956"/></text:h>
      <text:h text:style-name="P98" text:outline-level="3"><text:bookmark text:name="Process_Swap_Execution_Time"/><text:bookmark-start text:name="__RefHeading___Toc2653_1836649956"/>Process_Swap_Execution_Time<text:bookmark-end text:name="__RefHeading___Toc2653_1836649956"/></text:h>
      <text:p text:style-name="P14"><text:span text:style-name="T66">Issue: </text:span><text:span text:style-name="T83">process swap could also apply to virtual processor</text:span><text:span text:style-name="T77"> </text:span></text:p>
      <text:p text:style-name="P14"><text:span text:style-name="T56">Proposed correction:</text:span><text:span text:style-name="T5"> </text:span><text:span text:style-name="T25">add it</text:span></text:p>
      <text:h text:style-name="P97" text:outline-level="3"><text:bookmark-start text:name="__RefHeading___Toc2655_1836649956"/><text:span text:style-name="T131">Status: </text:span><text:span text:style-name="T132">Documented. Implemented.</text:span><text:bookmark-end text:name="__RefHeading___Toc2655_1836649956"/></text:h>
      <text:h text:style-name="P98" text:outline-level="3"><text:bookmark text:name="Scaling_Factor"/><text:bookmark-start text:name="__RefHeading___Toc2657_1836649956"/>Scaling_Factor<text:bookmark-end text:name="__RefHeading___Toc2657_1836649956"/></text:h>
      <text:p text:style-name="P32">It specifies the ratio to be used to adjust execution time of threads when deployed on different processors. The ratio is expressed with respect to a reference processor, but the Reference_Processor property does not apply to processors. </text:p>
      <text:p text:style-name="P32">Scaling factor is used in conjunction with Reference_Processor, which identifies the processor to which the specified execution time applies. This property is associated with threads to identify the processor for which the execution time was specified. </text:p>
      <text:p text:style-name="P32">The scaling factor property is redundant with a specification of the processor capacity (SEI::MIPSCapacity) or speed (SEI::cycle_time). This creates inconsistency in the model specification if all three are specified. </text:p>
      <text:p text:style-name="P32">We can derive the scaling factor from MIPSCapacity on processors. The processors involved are identified by the Reference_Processor property for a thread and the actually bound processor. </text:p>
      <text:p text:style-name="P32">We can also support a processor speed independent way of specifying the resource demand of a thread, namely Instructions Per Dispatch. This would eliminate the need for identifying a reference processor. </text:p>
      <text:p text:style-name="P9"><text:soft-page-break/><text:span text:style-name="T56">Proposed Simplification:</text:span><text:span text:style-name="T5"> Eliminate scaling factor. It can be derived from the processor (MIPS) capacity. Add MIPSCapacity as a predeclared property under the name Processor_Capacity. This make the name consistent with the other capacity properties. </text:span><text:span text:style-name="T43">Allow processor_Capacity on processor, system, virtual processor.</text:span></text:p>
      <text:p text:style-name="P9"><text:span text:style-name="T56">Status</text:span><text:span text:style-name="T5">: Accepted 4/13. </text:span><text:span text:style-name="T26">Documented. Implemented.</text:span></text:p>
      <text:h text:style-name="Heading_20_3" text:outline-level="3"><text:bookmark text:name="Period"/><text:bookmark-start text:name="__RefHeading___Toc2659_1836649956"/>Period<text:bookmark-end text:name="__RefHeading___Toc2659_1836649956"/></text:h>
      <text:p text:style-name="P32">Period is current not allowed on buses or virtual buses. It use at times useful to specify that a bus operates periodically. This introduces a latency similar to a sampling latency by a periodic thread. </text:p>
      <text:p text:style-name="P9"><text:span text:style-name="T56">Proposed Correction:</text:span><text:span text:style-name="T5"> Add bus and virtual bus in the applies to clause. </text:span></text:p>
      <text:p text:style-name="P9"><text:span text:style-name="T56">Status</text:span><text:span text:style-name="T5">: </text:span><text:span text:style-name="T27">Approved</text:span><text:span text:style-name="T5"> 8/2014. </text:span><text:span text:style-name="T27">Documented. Implemented.</text:span></text:p>
      <text:h text:style-name="P77" text:outline-level="3"><text:bookmark-start text:name="__RefHeading___Toc2625_308009667"/>Reference_Time<text:bookmark-end text:name="__RefHeading___Toc2625_308009667"/></text:h>
      <text:p text:style-name="P37">Reference_Time is described in the standard, but its definition is not included in the Timing_Properties property set.</text:p>
      <text:p text:style-name="P31"><text:span text:style-name="T56">Proposed Correction:</text:span><text:span text:style-name="T5"> Add </text:span><text:span text:style-name="T54">the definition</text:span><text:span text:style-name="T5">. </text:span><text:span text:style-name="T54">As described the value is a reference to a component instance that represents reference time. </text:span></text:p>
      <text:p text:style-name="P31"><text:span text:style-name="T69">Status</text:span><text:span text:style-name="T27">: Approved </text:span><text:span text:style-name="T54">Jan/2016</text:span><text:span text:style-name="T27">. Documented. Implemented.</text:span></text:p>
      <text:h text:style-name="Heading_20_2" text:outline-level="2"><text:bookmark text:name="A.4_Communication_Properties"/><text:bookmark-start text:name="__RefHeading___Toc2663_1836649956"/>A.4 Communication Properties<text:bookmark-end text:name="__RefHeading___Toc2663_1836649956"/></text:h>
      <text:h text:style-name="Heading_20_3" text:outline-level="3"><text:bookmark text:name="Data_Rate_and_Data_Rate_Units"/><text:bookmark-start text:name="__RefHeading___Toc2665_1836649956"/>Data_Rate and Data_Rate_Units<text:bookmark-end text:name="__RefHeading___Toc2665_1836649956"/></text:h>
      <text:p text:style-name="P32"><text:span text:style-name="T147">Issue: </text:span>It specifies the amount of data to be communicated per time unit. It used to exist in the SEI property set as Data_Volume. </text:p>
      <text:p text:style-name="P32">It utilizes Data_Rate_Units, currently called Data_Volume_Units. This units type will be moved into a Units property set, once established. </text:p>
      <text:p text:style-name="P9"><text:span text:style-name="T56">Proposal</text:span><text:span text:style-name="T5">: Data_Rate as property in Communication_Properties and Data_Rate_Units in Aadl_Project. </text:span><text:span text:style-name="T41">Data_Rate can be applied to features, connections, virtual buses, buses, </text:span><text:span text:style-name="T43">processors, systems, devices (all entities connections can be bound to).</text:span></text:p>
      <text:p text:style-name="P9"><text:span text:style-name="T56">Status</text:span><text:span text:style-name="T5">: Accepted 4/13. </text:span><text:span text:style-name="T27">Documented. Implemented.</text:span></text:p>
      <text:h text:style-name="Heading_20_3" text:outline-level="3"><text:bookmark text:name="Latency"/><text:bookmark-start text:name="__RefHeading___Toc2667_1836649956"/>Latency <text:bookmark-end text:name="__RefHeading___Toc2667_1836649956"/></text:h>
      <text:p text:style-name="P33"><text:soft-page-break/><text:span text:style-name="T147">Issue: </text:span><text:span text:style-name="T141">Latency is not allowed on system, memory, virtual bus, virtual processor, abstract feature.</text:span><text:span text:style-name="T140"> </text:span></text:p>
      <text:p text:style-name="P16"><text:span text:style-name="T56">Proposal</text:span><text:span text:style-name="T5">: </text:span><text:span text:style-name="T28">Add them.</text:span></text:p>
      <text:p text:style-name="P16"><text:span text:style-name="T56">Status</text:span><text:span text:style-name="T5">: Accepted. </text:span><text:span text:style-name="T27">Documented. Implemented.</text:span></text:p>
      <text:h text:style-name="Heading_20_3" text:outline-level="3"><text:bookmark text:name="Allow_on_Feature_instead_of_Port"/><text:bookmark-start text:name="__RefHeading___Toc2669_1836649956"/>Allow on Feature instead of Port <text:bookmark-end text:name="__RefHeading___Toc2669_1836649956"/></text:h>
      <text:p text:style-name="P1"><text:span text:style-name="T148">Issue: </text:span>Currently Fan_Out_Policy, Transmission_Type, Input_Rate, Input_Time, Output_Rate, Output_Time can be applied to ports but not abstract features. </text:p>
      <text:p text:style-name="P16"><text:span text:style-name="T56">Proposal</text:span><text:span text:style-name="T5">: </text:span><text:span text:style-name="T28">Add them.</text:span></text:p>
      <text:p text:style-name="P39"><text:span text:style-name="T131">Status</text:span><text:span text:style-name="T133">: Accepted. </text:span><text:span text:style-name="T134">Documented. Implemented.</text:span></text:p>
      <text:h text:style-name="Heading_20_3" text:outline-level="3"><text:bookmark text:name="Transmission_Type"/><text:bookmark-start text:name="__RefHeading___Toc2671_1836649956"/>Transmission_Type <text:bookmark-end text:name="__RefHeading___Toc2671_1836649956"/></text:h>
      <text:p text:style-name="P2"><text:span text:style-name="T148">Issue: </text:span><text:span text:style-name="T133">Currently Transmission_Type can be applied to port connections, but not other connections, such as feature connection, feature group connection.</text:span> </text:p>
      <text:p text:style-name="P16"><text:span text:style-name="T56">Proposal</text:span><text:span text:style-name="T5">: </text:span><text:span text:style-name="T28">Change applies to from port connection to connection</text:span></text:p>
      <text:p text:style-name="P39"><text:span text:style-name="T131">Status</text:span><text:span text:style-name="T133">: Accepted. </text:span><text:span text:style-name="T134">Documented. Implemented.</text:span></text:p>
      <text:h text:style-name="P71" text:outline-level="3"><text:bookmark-start text:name="__RefHeading___Toc3705_1267694654"/><text:span text:style-name="T176">Input_Time/Output_Time</text:span> <text:bookmark-end text:name="__RefHeading___Toc3705_1267694654"/></text:h>
      <text:p text:style-name="P3"><text:span text:style-name="T148">Issue: </text:span><text:span text:style-name="T143">In some cases the time can be anytime during the execution. </text:span><text:span text:style-name="T140"><text:s/></text:span></text:p>
      <text:p text:style-name="P27"><text:span text:style-name="T56">Proposal</text:span><text:span text:style-name="T5">: </text:span><text:span text:style-name="T45">Allow “dynamic” as an indicator of when input or output occurs.</text:span></text:p>
      <text:h text:style-name="P87" text:outline-level="2"><text:bookmark text:name="A.5_Memory_Properties"/><text:bookmark-start text:name="__RefHeading___Toc2673_1836649956"/><text:span text:style-name="T56">Status</text:span><text:span text:style-name="T5">: </text:span><text:span text:style-name="T77">Accepted </text:span><text:span text:style-name="T96">(Jan 2016)</text:span><text:span text:style-name="T77">. </text:span><text:span text:style-name="T95">Documented. Implemented.</text:span><text:bookmark-end text:name="__RefHeading___Toc2673_1836649956"/></text:h>
      <text:h text:style-name="P87" text:outline-level="2"><text:bookmark-start text:name="__RefHeading___Toc3707_1267694654"/>A.5 Memory Properties<text:bookmark-end text:name="__RefHeading___Toc3707_1267694654"/></text:h>
      <text:h text:style-name="Heading_20_3" text:outline-level="3"><text:bookmark-start text:name="__RefHeading___Toc2675_1836649956"/>Source_* Properties <text:bookmark-end text:name="__RefHeading___Toc2675_1836649956"/></text:h>
      <text:p text:style-name="P17"><text:span text:style-name="T56">Issue</text:span><text:span text:style-name="T5">: Source_Code_Size: name suggests lines of code. Just call it Code_Size . </text:span><text:span text:style-name="T44">Same for Source_Data_Size, Source_Heap_Size, Source_Stack_Size.</text:span></text:p>
      <text:p text:style-name="Standard"><text:span text:style-name="T56">Proposal</text:span><text:span text:style-name="T5">: call the properties </text:span><text:span text:style-name="T44">X</text:span><text:span text:style-name="T5">_Size instead of Source_</text:span><text:span text:style-name="T44">X</text:span><text:span text:style-name="T5">_Size. </text:span></text:p>
      <text:p text:style-name="Standard"><text:bookmark text:name="Stack_Size"/><text:bookmark-start text:name="__RefHeading___Toc2677_1836649956"/><text:span text:style-name="T56">Status</text:span><text:span text:style-name="T5">: </text:span><text:span text:style-name="T77">Acc</text:span><text:span text:style-name="T84">e</text:span><text:span text:style-name="T77">pted Apr14. </text:span><text:span text:style-name="T84">Documented, implemented.</text:span><text:span text:style-name="T77"> </text:span><text:span text:style-name="T94">Old property names deprecated.</text:span><text:bookmark-end text:name="__RefHeading___Toc2677_1836649956"/></text:p>
      <text:h text:style-name="P57" text:outline-level="3"><text:bookmark-start text:name="__RefHeading___Toc2679_1836649956"/>Stack_Size, <text:span text:style-name="T164">Data_Size, Code_Size</text:span><text:bookmark-end text:name="__RefHeading___Toc2679_1836649956"/></text:h>
      <text:p text:style-name="P2"><text:soft-page-break/><text:span text:style-name="T148">Issue: </text:span><text:span text:style-name="T133">Curr</text:span><text:span text:style-name="T135">ently Stack_Size, Data_Size, Code_Size cannot be applied to virtual processor to specify a partition stack size.</text:span> </text:p>
      <text:p text:style-name="P16"><text:span text:style-name="T56">Proposal</text:span><text:span text:style-name="T5">: </text:span><text:span text:style-name="T29">add it in.</text:span></text:p>
      <text:p text:style-name="P39"><text:span text:style-name="T131">Status</text:span><text:span text:style-name="T133">: Accepted. </text:span><text:span text:style-name="T134">Documented. Implemented.</text:span></text:p>
      <text:h text:style-name="Heading_20_3" text:outline-level="3"><text:bookmark text:name="Byte_Count_property"/><text:bookmark-start text:name="__RefHeading___Toc2681_1836649956"/>Byte_Count property <text:bookmark-end text:name="__RefHeading___Toc2681_1836649956"/></text:h>
      <text:p text:style-name="P9"><text:span text:style-name="T56">Issue</text:span><text:span text:style-name="T5">: Byte_Count is deprecated, users should use Memory_Size property instead </text:span></text:p>
      <text:p text:style-name="P9"><text:span text:style-name="T56">Proposal</text:span><text:span text:style-name="T5">: declare the property as deprecated until AADL v</text:span><text:span text:style-name="T42">3</text:span><text:span text:style-name="T5"> </text:span></text:p>
      <text:p text:style-name="P9"><text:span text:style-name="T56">Status</text:span><text:span text:style-name="T5">: Accepted Apr14. </text:span><text:span text:style-name="T29">Documented.</text:span><text:span text:style-name="T5"> </text:span><text:span text:style-name="T42">Implemented,</text:span></text:p>
      <text:h text:style-name="P69" text:outline-level="3"><text:bookmark-start text:name="__RefHeading___Toc2135_2104931004"/><text:span text:style-name="T175">Memory_Size</text:span> property <text:bookmark-end text:name="__RefHeading___Toc2135_2104931004"/></text:h>
      <text:p text:style-name="P26"><text:span text:style-name="T56">Issue</text:span><text:span text:style-name="T5">: Memory_Size property </text:span><text:span text:style-name="T42">is limited to memory only</text:span></text:p>
      <text:p text:style-name="P26"><text:span text:style-name="T56">Proposal</text:span><text:span text:style-name="T5">: </text:span><text:span text:style-name="T42">Allow property on processor, virtual processor, and system. In that case it represents the available memory inside these.</text:span><text:span text:style-name="T5"> </text:span></text:p>
      <text:p text:style-name="P26"><text:span text:style-name="T56">Status</text:span><text:span text:style-name="T5">: </text:span><text:span text:style-name="T42">Open. Documented.</text:span><text:span text:style-name="T5"> </text:span><text:span text:style-name="T42">Implemented</text:span><text:span text:style-name="T29">.</text:span><text:span text:style-name="T5"> </text:span></text:p>
      <text:h text:style-name="P86" text:outline-level="2"><text:bookmark text:name="A.6_Modeling_Properties"/><text:bookmark-start text:name="__RefHeading___Toc2683_1836649956"/>A.6 <text:span text:style-name="T164">Programming</text:span> Properties<text:bookmark-end text:name="__RefHeading___Toc2683_1836649956"/></text:h>
      <text:h text:style-name="Heading_20_3" text:outline-level="3"><text:bookmark text:name="Activate_Entrypoint_Source_Text"/><text:bookmark-start text:name="__RefHeading___Toc2685_1836649956"/>Activate_Entrypoint_Source_Text <text:bookmark-end text:name="__RefHeading___Toc2685_1836649956"/></text:h>
      <text:p text:style-name="P9"><text:span text:style-name="T56">Issue</text:span><text:span text:style-name="T5">: the property can be used to model the entrypoint for a partition or module. </text:span></text:p>
      <text:p text:style-name="P9"><text:span text:style-name="T56">Proposal</text:span><text:span text:style-name="T5">: Activate_Entrypoint_Source_Text applies to processor and virtual processor. </text:span></text:p>
      <text:p text:style-name="P9"><text:span text:style-name="T56">Status</text:span><text:span text:style-name="T5">: accepted Apr14. </text:span><text:span text:style-name="T29">Documented. Implemented.</text:span><text:span text:style-name="T5"> </text:span></text:p>
      <text:h text:style-name="Heading_20_2" text:outline-level="2"><text:bookmark text:name="A.7_Modeling_Properties"/><text:bookmark-start text:name="__RefHeading___Toc2687_1836649956"/>A.7 Modeling Properties<text:bookmark-end text:name="__RefHeading___Toc2687_1836649956"/></text:h>
      <text:h text:style-name="Heading_20_3" text:outline-level="3"><text:bookmark text:name="Classifier_Substitution_Rule"/><text:bookmark-start text:name="__RefHeading___Toc2691_1836649956"/>Classifier_Substitution_Rule<text:bookmark-end text:name="__RefHeading___Toc2691_1836649956"/></text:h>
      <text:p text:style-name="P32"><text:span text:style-name="T149">Issue: </text:span>It specifies the classifier substitution rules for refinement declarations of features and subcomponents. Can be applied to subcomponent and classifier, but not to feature. </text:p>
      <text:p text:style-name="P9"><text:span text:style-name="T56">Proposed correction:</text:span><text:span text:style-name="T5"> Add feature to applies to clause of this property. </text:span></text:p>
      <text:p text:style-name="P9"><text:span text:style-name="T56">Status</text:span><text:span text:style-name="T5">: Accepted 4/13. </text:span><text:span text:style-name="T29">documented. Implemented.</text:span></text:p>
      <text:h text:style-name="Heading_20_2" text:outline-level="2"><text:bookmark text:name="C.3_AADL_Meta_Model_Classes"/><text:bookmark-start text:name="__RefHeading___Toc2695_1836649956"/><text:soft-page-break/>C.3 AADL Meta Model Classes<text:bookmark-end text:name="__RefHeading___Toc2695_1836649956"/></text:h>
      <text:h text:style-name="Heading_20_3" text:outline-level="3"><text:bookmark text:name="Category_inheritance_for_features"/><text:bookmark-start text:name="__RefHeading___Toc2697_1836649956"/>Category inheritance for features<text:bookmark-end text:name="__RefHeading___Toc2697_1836649956"/></text:h>
      <text:p text:style-name="P32"><text:span text:style-name="T150">Issue: </text:span>Bus Access, Data Access, Subprogram Access, Subprogram Group Access inherit the component category. Data port and Event Data Port do not inherit the Data component category, but they should. </text:p>
      <text:p text:style-name="P9"><text:span text:style-name="T56">Proposed correction:</text:span><text:span text:style-name="T5"> List data port and event data port as subclasses of data. </text:span></text:p>
      <text:p text:style-name="P9"><text:span text:style-name="T56">Status</text:span><text:span text:style-name="T5">: Accepted 4/13. </text:span><text:span text:style-name="T129">Not d</text:span><text:span text:style-name="T130">ocumented. </text:span><text:span text:style-name="T129">Not i</text:span><text:span text:style-name="T130">mplemented </text:span><text:span text:style-name="T129">as subclass in EMF Meta model</text:span><text:span text:style-name="T130">. </text:span><text:span text:style-name="T129">The reason is that EMF has problems with it. Users will have to explicitly add 'bus access' as Meta class into the applies to clause of a property defini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class="text">
      <style:text-properties style:font-name="Times New Roman" fo:font-family="'Times New Roman'" style:font-style-name="Regular" style:font-family-generic="roman" style:font-pitch="variable" fo:font-size="18pt"/>
    </style:style>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style:font-size-asian="10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6-02-12T22:19:49.629000000</meta:creation-date>
    <meta:editing-duration>PT1H3M31S</meta:editing-duration>
    <meta:generator>LibreOffice/5.0.3.2$Windows_x86 LibreOffice_project/e5f16313668ac592c1bfb310f4390624e3dbfb75</meta:generator>
    <dc:date>2016-02-17T16:49:46.909000000</dc:date>
    <meta:document-statistic meta:table-count="0" meta:image-count="0" meta:object-count="0" meta:page-count="19" meta:paragraph-count="381" meta:word-count="3830" meta:character-count="26766" meta:non-whitespace-character-count="23106"/>
    <meta:user-defined meta:name="AppVersion">15.0000</meta:user-defined>
    <meta:user-defined meta:name="Company">Software Engineering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